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>
        <table:shapes>
          <draw:frame draw:z-index="0" draw:style-name="gr1" svg:width="15.168cm" svg:height="9.124cm" svg:x="17.315cm" svg:y="0.454cm">
            <draw:object draw:notify-on-update-of-ranges="Hoja1.A2:Hoja1.A101 Hoja1.C1:Hoja1.C1 Hoja1.C2:Hoja1.C101 Hoja1.D1:Hoja1.D1 Hoja1.D2:Hoja1.D101 Hoja1.E1:Hoja1.E1 Hoja1.E2:Hoja1.E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287cm" svg:height="8.99cm" svg:x="2.615cm" svg:y="0.721cm">
            <draw:object draw:notify-on-update-of-ranges="Hoja1.A2:Hoja1.A101 Hoja1.H1:Hoja1.H1 Hoja1.H2:Hoja1.H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2"/>
          <table:table-cell office:value-type="string">
            <text:p>un día</text:p>
          </table:table-cell>
          <table:table-cell office:value-type="string">
            <text:p>mil días</text:p>
          </table:table-cell>
          <table:table-cell office:value-type="string">
            <text:p>un millón de días</text:p>
          </table:table-cell>
          <table:table-cell office:value-type="string">
            <text:p>un día</text:p>
          </table:table-cell>
          <table:table-cell office:value-type="string">
            <text:p>mil días</text:p>
          </table:table-cell>
          <table:table-cell office:value-type="string">
            <text:p>un millón de dí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33">
            <text:p>533</text:p>
          </table:table-cell>
          <table:table-cell office:value-type="float" office:value="532">
            <text:p>532</text:p>
          </table:table-cell>
          <table:table-cell table:style-name="ce1" table:formula="of:=[.C2]/([.$A2]*LOG([.$A2];2))=[.C2]/([.$A2]*LOG([.$A2];2))['file:///home/lcingolani/Desktop/tp1/tp1/ej2/mediciones%20de%20tests_random_uno.xls'#$Hoja1.F2]=[.C2]/([.$A2]*LOG([.$A2];2))['file:///home/lcingolani/Desktop/tp1/tp1/ej2/mediciones%20de%20tests_random_uno.xls'#$Hoja1.F2]" office:value-type="float" office:value="0">
            <text:p>Err:509</text:p>
          </table:table-cell>
          <table:table-cell table:formula="of:=[.D2]/([.$A2]*LOG([.$A2];2))" office:value-type="float" office:value="0">
            <text:p>#DIV/0!</text:p>
          </table:table-cell>
          <table:table-cell table:formula="of:=[.E2]/([.$A2]*LOG([.$A2];2))" office:value-type="float" office:value="0">
            <text:p>#DIV/0!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9115">
            <text:p>19115</text:p>
          </table:table-cell>
          <table:table-cell office:value-type="float" office:value="27045">
            <text:p>27045</text:p>
          </table:table-cell>
          <table:table-cell office:value-type="float" office:value="27148">
            <text:p>27148</text:p>
          </table:table-cell>
          <table:table-cell table:formula="of:=[.C3]/([.$A3]*LOG([.$A3];2))" office:value-type="float" office:value="28.4246642259485">
            <text:p>28,4246642259</text:p>
          </table:table-cell>
          <table:table-cell table:formula="of:=[.D3]/([.$A3]*LOG([.$A3];2))" office:value-type="float" office:value="40.216847710739">
            <text:p>40,2168477107</text:p>
          </table:table-cell>
          <table:table-cell table:formula="of:=[.E3]/([.$A3]*LOG([.$A3];2))" office:value-type="float" office:value="40.3700122629374">
            <text:p>40,370012262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6598">
            <text:p>36598</text:p>
          </table:table-cell>
          <table:table-cell office:value-type="float" office:value="54248">
            <text:p>54248</text:p>
          </table:table-cell>
          <table:table-cell office:value-type="float" office:value="57927">
            <text:p>57927</text:p>
          </table:table-cell>
          <table:table-cell table:formula="of:=[.C4]/([.$A4]*LOG([.$A4];2))" office:value-type="float" office:value="23.7979835112045">
            <text:p>23,7979835112</text:p>
          </table:table-cell>
          <table:table-cell table:formula="of:=[.D4]/([.$A4]*LOG([.$A4];2))" office:value-type="float" office:value="35.274960640358">
            <text:p>35,2749606404</text:p>
          </table:table-cell>
          <table:table-cell table:formula="of:=[.E4]/([.$A4]*LOG([.$A4];2))" office:value-type="float" office:value="37.6672438617833">
            <text:p>37,667243861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57777">
            <text:p>57777</text:p>
          </table:table-cell>
          <table:table-cell office:value-type="float" office:value="87507">
            <text:p>87507</text:p>
          </table:table-cell>
          <table:table-cell office:value-type="float" office:value="82657">
            <text:p>82657</text:p>
          </table:table-cell>
          <table:table-cell table:formula="of:=[.C5]/([.$A5]*LOG([.$A5];2))" office:value-type="float" office:value="23.3129745663086">
            <text:p>23,3129745663</text:p>
          </table:table-cell>
          <table:table-cell table:formula="of:=[.D5]/([.$A5]*LOG([.$A5];2))" office:value-type="float" office:value="35.3090064450208">
            <text:p>35,309006445</text:p>
          </table:table-cell>
          <table:table-cell table:formula="of:=[.E5]/([.$A5]*LOG([.$A5];2))" office:value-type="float" office:value="33.3520352169093">
            <text:p>33,352035216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76701">
            <text:p>76701</text:p>
          </table:table-cell>
          <table:table-cell office:value-type="float" office:value="118511">
            <text:p>118511</text:p>
          </table:table-cell>
          <table:table-cell office:value-type="float" office:value="108633">
            <text:p>108633</text:p>
          </table:table-cell>
          <table:table-cell table:formula="of:=[.C6]/([.$A6]*LOG([.$A6];2))" office:value-type="float" office:value="22.1191366042656">
            <text:p>22,1191366043</text:p>
          </table:table-cell>
          <table:table-cell table:formula="of:=[.D6]/([.$A6]*LOG([.$A6];2))" office:value-type="float" office:value="34.1763601270924">
            <text:p>34,1763601271</text:p>
          </table:table-cell>
          <table:table-cell table:formula="of:=[.E6]/([.$A6]*LOG([.$A6];2))" office:value-type="float" office:value="31.3277293220581">
            <text:p>31,327729322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96859">
            <text:p>96859</text:p>
          </table:table-cell>
          <table:table-cell office:value-type="float" office:value="156086">
            <text:p>156086</text:p>
          </table:table-cell>
          <table:table-cell office:value-type="float" office:value="154028">
            <text:p>154028</text:p>
          </table:table-cell>
          <table:table-cell table:formula="of:=[.C7]/([.$A7]*LOG([.$A7];2))" office:value-type="float" office:value="21.5563072843821">
            <text:p>21,5563072844</text:p>
          </table:table-cell>
          <table:table-cell table:formula="of:=[.D7]/([.$A7]*LOG([.$A7];2))" office:value-type="float" office:value="34.737482100683">
            <text:p>34,7374821007</text:p>
          </table:table-cell>
          <table:table-cell table:formula="of:=[.E7]/([.$A7]*LOG([.$A7];2))" office:value-type="float" office:value="34.2794670438348">
            <text:p>34,279467043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116630">
            <text:p>116630</text:p>
          </table:table-cell>
          <table:table-cell office:value-type="float" office:value="184761">
            <text:p>184761</text:p>
          </table:table-cell>
          <table:table-cell office:value-type="float" office:value="185457">
            <text:p>185457</text:p>
          </table:table-cell>
          <table:table-cell table:formula="of:=[.C8]/([.$A8]*LOG([.$A8];2))" office:value-type="float" office:value="21.0221265818959">
            <text:p>21,0221265819</text:p>
          </table:table-cell>
          <table:table-cell table:formula="of:=[.D8]/([.$A8]*LOG([.$A8];2))" office:value-type="float" office:value="33.3024876052274">
            <text:p>33,3024876052</text:p>
          </table:table-cell>
          <table:table-cell table:formula="of:=[.E8]/([.$A8]*LOG([.$A8];2))" office:value-type="float" office:value="33.4279390336849">
            <text:p>33,427939033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135290">
            <text:p>135290</text:p>
          </table:table-cell>
          <table:table-cell office:value-type="float" office:value="218665">
            <text:p>218665</text:p>
          </table:table-cell>
          <table:table-cell office:value-type="float" office:value="227512">
            <text:p>227512</text:p>
          </table:table-cell>
          <table:table-cell table:formula="of:=[.C9]/([.$A9]*LOG([.$A9];2))" office:value-type="float" office:value="20.4157616841177">
            <text:p>20,4157616841</text:p>
          </table:table-cell>
          <table:table-cell table:formula="of:=[.D9]/([.$A9]*LOG([.$A9];2))" office:value-type="float" office:value="32.9973577400961">
            <text:p>32,9973577401</text:p>
          </table:table-cell>
          <table:table-cell table:formula="of:=[.E9]/([.$A9]*LOG([.$A9];2))" office:value-type="float" office:value="34.3324027812624">
            <text:p>34,332402781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155832">
            <text:p>155832</text:p>
          </table:table-cell>
          <table:table-cell office:value-type="float" office:value="96325">
            <text:p>96325</text:p>
          </table:table-cell>
          <table:table-cell office:value-type="float" office:value="254128">
            <text:p>254128</text:p>
          </table:table-cell>
          <table:table-cell table:formula="of:=[.C10]/([.$A10]*LOG([.$A10];2))" office:value-type="float" office:value="20.1693661290905">
            <text:p>20,1693661291</text:p>
          </table:table-cell>
          <table:table-cell table:formula="of:=[.D10]/([.$A10]*LOG([.$A10];2))" office:value-type="float" office:value="12.4673635221562">
            <text:p>12,4673635222</text:p>
          </table:table-cell>
          <table:table-cell table:formula="of:=[.E10]/([.$A10]*LOG([.$A10];2))" office:value-type="float" office:value="32.8918365653622">
            <text:p>32,8918365654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float" office:value="173232">
            <text:p>173232</text:p>
          </table:table-cell>
          <table:table-cell office:value-type="float" office:value="141244">
            <text:p>141244</text:p>
          </table:table-cell>
          <table:table-cell office:value-type="float" office:value="293676">
            <text:p>293676</text:p>
          </table:table-cell>
          <table:table-cell table:formula="of:=[.C11]/([.$A11]*LOG([.$A11];2))" office:value-type="float" office:value="19.5882692407161">
            <text:p>19,5882692407</text:p>
          </table:table-cell>
          <table:table-cell table:formula="of:=[.D11]/([.$A11]*LOG([.$A11];2))" office:value-type="float" office:value="15.9712149062281">
            <text:p>15,9712149062</text:p>
          </table:table-cell>
          <table:table-cell table:formula="of:=[.E11]/([.$A11]*LOG([.$A11];2))" office:value-type="float" office:value="33.2075168417876">
            <text:p>33,2075168418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91604">
            <text:p>191604</text:p>
          </table:table-cell>
          <table:table-cell office:value-type="float" office:value="186359">
            <text:p>186359</text:p>
          </table:table-cell>
          <table:table-cell office:value-type="float" office:value="251988">
            <text:p>251988</text:p>
          </table:table-cell>
          <table:table-cell table:formula="of:=[.C12]/([.$A12]*LOG([.$A12];2))" office:value-type="float" office:value="19.2041980829821">
            <text:p>19,204198083</text:p>
          </table:table-cell>
          <table:table-cell table:formula="of:=[.D12]/([.$A12]*LOG([.$A12];2))" office:value-type="float" office:value="18.67849914692">
            <text:p>18,6784991469</text:p>
          </table:table-cell>
          <table:table-cell table:formula="of:=[.E12]/([.$A12]*LOG([.$A12];2))" office:value-type="float" office:value="25.2564010486968">
            <text:p>25,2564010487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215603">
            <text:p>215603</text:p>
          </table:table-cell>
          <table:table-cell office:value-type="float" office:value="172417">
            <text:p>172417</text:p>
          </table:table-cell>
          <table:table-cell office:value-type="float" office:value="146995">
            <text:p>146995</text:p>
          </table:table-cell>
          <table:table-cell table:formula="of:=[.C13]/([.$A13]*LOG([.$A13];2))" office:value-type="float" office:value="19.3797606010559">
            <text:p>19,3797606011</text:p>
          </table:table-cell>
          <table:table-cell table:formula="of:=[.D13]/([.$A13]*LOG([.$A13];2))" office:value-type="float" office:value="15.4979299154105">
            <text:p>15,4979299154</text:p>
          </table:table-cell>
          <table:table-cell table:formula="of:=[.E13]/([.$A13]*LOG([.$A13];2))" office:value-type="float" office:value="13.2128398470903">
            <text:p>13,2128398471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236486">
            <text:p>236486</text:p>
          </table:table-cell>
          <table:table-cell office:value-type="float" office:value="213617">
            <text:p>213617</text:p>
          </table:table-cell>
          <table:table-cell office:value-type="float" office:value="176247">
            <text:p>176247</text:p>
          </table:table-cell>
          <table:table-cell table:formula="of:=[.C14]/([.$A14]*LOG([.$A14];2))" office:value-type="float" office:value="19.248014044223">
            <text:p>19,2480140442</text:p>
          </table:table-cell>
          <table:table-cell table:formula="of:=[.D14]/([.$A14]*LOG([.$A14];2))" office:value-type="float" office:value="17.3866656634422">
            <text:p>17,3866656634</text:p>
          </table:table-cell>
          <table:table-cell table:formula="of:=[.E14]/([.$A14]*LOG([.$A14];2))" office:value-type="float" office:value="14.3450552305514">
            <text:p>14,3450552306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256558">
            <text:p>256558</text:p>
          </table:table-cell>
          <table:table-cell office:value-type="float" office:value="231733">
            <text:p>231733</text:p>
          </table:table-cell>
          <table:table-cell office:value-type="float" office:value="236706">
            <text:p>236706</text:p>
          </table:table-cell>
          <table:table-cell table:formula="of:=[.C15]/([.$A15]*LOG([.$A15];2))" office:value-type="float" office:value="19.0616616950961">
            <text:p>19,0616616951</text:p>
          </table:table-cell>
          <table:table-cell table:formula="of:=[.D15]/([.$A15]*LOG([.$A15];2))" office:value-type="float" office:value="17.2172220300661">
            <text:p>17,2172220301</text:p>
          </table:table-cell>
          <table:table-cell table:formula="of:=[.E15]/([.$A15]*LOG([.$A15];2))" office:value-type="float" office:value="17.5867043444344">
            <text:p>17,5867043444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276539">
            <text:p>276539</text:p>
          </table:table-cell>
          <table:table-cell office:value-type="float" office:value="256245">
            <text:p>256245</text:p>
          </table:table-cell>
          <table:table-cell office:value-type="float" office:value="247532">
            <text:p>247532</text:p>
          </table:table-cell>
          <table:table-cell table:formula="of:=[.C16]/([.$A16]*LOG([.$A16];2))" office:value-type="float" office:value="18.8846451190191">
            <text:p>18,884645119</text:p>
          </table:table-cell>
          <table:table-cell table:formula="of:=[.D16]/([.$A16]*LOG([.$A16];2))" office:value-type="float" office:value="17.4987827703255">
            <text:p>17,4987827703</text:p>
          </table:table-cell>
          <table:table-cell table:formula="of:=[.E16]/([.$A16]*LOG([.$A16];2))" office:value-type="float" office:value="16.9037784023267">
            <text:p>16,9037784023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295200">
            <text:p>295200</text:p>
          </table:table-cell>
          <table:table-cell office:value-type="float" office:value="286796">
            <text:p>286796</text:p>
          </table:table-cell>
          <table:table-cell office:value-type="float" office:value="188182">
            <text:p>188182</text:p>
          </table:table-cell>
          <table:table-cell table:formula="of:=[.C17]/([.$A17]*LOG([.$A17];2))" office:value-type="float" office:value="18.6385827329713">
            <text:p>18,638582733</text:p>
          </table:table-cell>
          <table:table-cell table:formula="of:=[.D17]/([.$A17]*LOG([.$A17];2))" office:value-type="float" office:value="18.1079640023213">
            <text:p>18,1079640023</text:p>
          </table:table-cell>
          <table:table-cell table:formula="of:=[.E17]/([.$A17]*LOG([.$A17];2))" office:value-type="float" office:value="11.8815913816261">
            <text:p>11,8815913816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233825">
            <text:p>233825</text:p>
          </table:table-cell>
          <table:table-cell office:value-type="float" office:value="204955">
            <text:p>204955</text:p>
          </table:table-cell>
          <table:table-cell office:value-type="float" office:value="208894">
            <text:p>208894</text:p>
          </table:table-cell>
          <table:table-cell table:formula="of:=[.C18]/([.$A18]*LOG([.$A18];2))" office:value-type="float" office:value="13.7203071925827">
            <text:p>13,7203071926</text:p>
          </table:table-cell>
          <table:table-cell table:formula="of:=[.D18]/([.$A18]*LOG([.$A18];2))" office:value-type="float" office:value="12.0262827356176">
            <text:p>12,0262827356</text:p>
          </table:table-cell>
          <table:table-cell table:formula="of:=[.E18]/([.$A18]*LOG([.$A18];2))" office:value-type="float" office:value="12.2574140946749">
            <text:p>12,2574140947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121999">
            <text:p>121999</text:p>
          </table:table-cell>
          <table:table-cell office:value-type="float" office:value="216284">
            <text:p>216284</text:p>
          </table:table-cell>
          <table:table-cell office:value-type="float" office:value="266726">
            <text:p>266726</text:p>
          </table:table-cell>
          <table:table-cell table:formula="of:=[.C19]/([.$A19]*LOG([.$A19];2))" office:value-type="float" office:value="6.6828931596779">
            <text:p>6,6828931597</text:p>
          </table:table-cell>
          <table:table-cell table:formula="of:=[.D19]/([.$A19]*LOG([.$A19];2))" office:value-type="float" office:value="11.8476615722078">
            <text:p>11,8476615722</text:p>
          </table:table-cell>
          <table:table-cell table:formula="of:=[.E19]/([.$A19]*LOG([.$A19];2))" office:value-type="float" office:value="14.6107866532369">
            <text:p>14,6107866532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32149">
            <text:p>132149</text:p>
          </table:table-cell>
          <table:table-cell office:value-type="float" office:value="262858">
            <text:p>262858</text:p>
          </table:table-cell>
          <table:table-cell office:value-type="float" office:value="234046">
            <text:p>234046</text:p>
          </table:table-cell>
          <table:table-cell table:formula="of:=[.C20]/([.$A20]*LOG([.$A20];2))" office:value-type="float" office:value="6.7848525137932">
            <text:p>6,7848525138</text:p>
          </table:table-cell>
          <table:table-cell table:formula="of:=[.D20]/([.$A20]*LOG([.$A20];2))" office:value-type="float" office:value="13.4957719095162">
            <text:p>13,4957719095</text:p>
          </table:table-cell>
          <table:table-cell table:formula="of:=[.E20]/([.$A20]*LOG([.$A20];2))" office:value-type="float" office:value="12.0164934387944">
            <text:p>12,0164934388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60079">
            <text:p>160079</text:p>
          </table:table-cell>
          <table:table-cell office:value-type="float" office:value="269241">
            <text:p>269241</text:p>
          </table:table-cell>
          <table:table-cell office:value-type="float" office:value="252999">
            <text:p>252999</text:p>
          </table:table-cell>
          <table:table-cell table:formula="of:=[.C21]/([.$A21]*LOG([.$A21];2))" office:value-type="float" office:value="7.73077386920267">
            <text:p>7,7307738692</text:p>
          </table:table-cell>
          <table:table-cell table:formula="of:=[.D21]/([.$A21]*LOG([.$A21];2))" office:value-type="float" office:value="13.0025880179036">
            <text:p>13,0025880179</text:p>
          </table:table-cell>
          <table:table-cell table:formula="of:=[.E21]/([.$A21]*LOG([.$A21];2))" office:value-type="float" office:value="12.2182051245598">
            <text:p>12,218205124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float" office:value="188940">
            <text:p>188940</text:p>
          </table:table-cell>
          <table:table-cell office:value-type="float" office:value="327875">
            <text:p>327875</text:p>
          </table:table-cell>
          <table:table-cell office:value-type="float" office:value="392905">
            <text:p>392905</text:p>
          </table:table-cell>
          <table:table-cell table:formula="of:=[.C22]/([.$A22]*LOG([.$A22];2))" office:value-type="float" office:value="8.61010729623889">
            <text:p>8,6101072962</text:p>
          </table:table-cell>
          <table:table-cell table:formula="of:=[.D22]/([.$A22]*LOG([.$A22];2))" office:value-type="float" office:value="14.9414572338008">
            <text:p>14,9414572338</text:p>
          </table:table-cell>
          <table:table-cell table:formula="of:=[.E22]/([.$A22]*LOG([.$A22];2))" office:value-type="float" office:value="17.9049127089486">
            <text:p>17,9049127089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214206">
            <text:p>214206</text:p>
          </table:table-cell>
          <table:table-cell office:value-type="float" office:value="287001">
            <text:p>287001</text:p>
          </table:table-cell>
          <table:table-cell office:value-type="float" office:value="360517">
            <text:p>360517</text:p>
          </table:table-cell>
          <table:table-cell table:formula="of:=[.C23]/([.$A23]*LOG([.$A23];2))" office:value-type="float" office:value="9.23761861131126">
            <text:p>9,2376186113</text:p>
          </table:table-cell>
          <table:table-cell table:formula="of:=[.D23]/([.$A23]*LOG([.$A23];2))" office:value-type="float" office:value="12.3768978416335">
            <text:p>12,3768978416</text:p>
          </table:table-cell>
          <table:table-cell table:formula="of:=[.E23]/([.$A23]*LOG([.$A23];2))" office:value-type="float" office:value="15.5472701460001">
            <text:p>15,547270146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161040">
            <text:p>161040</text:p>
          </table:table-cell>
          <table:table-cell office:value-type="float" office:value="295939">
            <text:p>295939</text:p>
          </table:table-cell>
          <table:table-cell office:value-type="float" office:value="327613">
            <text:p>327613</text:p>
          </table:table-cell>
          <table:table-cell table:formula="of:=[.C24]/([.$A24]*LOG([.$A24];2))" office:value-type="float" office:value="6.58925748782722">
            <text:p>6,5892574878</text:p>
          </table:table-cell>
          <table:table-cell table:formula="of:=[.D24]/([.$A24]*LOG([.$A24];2))" office:value-type="float" office:value="12.1089063070672">
            <text:p>12,1089063071</text:p>
          </table:table-cell>
          <table:table-cell table:formula="of:=[.E24]/([.$A24]*LOG([.$A24];2))" office:value-type="float" office:value="13.404908180325">
            <text:p>13,4049081803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72699">
            <text:p>172699</text:p>
          </table:table-cell>
          <table:table-cell office:value-type="float" office:value="552379">
            <text:p>552379</text:p>
          </table:table-cell>
          <table:table-cell office:value-type="float" office:value="446907">
            <text:p>446907</text:p>
          </table:table-cell>
          <table:table-cell table:formula="of:=[.C25]/([.$A25]*LOG([.$A25];2))" office:value-type="float" office:value="6.7204141647562">
            <text:p>6,7204141648</text:p>
          </table:table-cell>
          <table:table-cell table:formula="of:=[.D25]/([.$A25]*LOG([.$A25];2))" office:value-type="float" office:value="21.4952932901399">
            <text:p>21,4952932901</text:p>
          </table:table-cell>
          <table:table-cell table:formula="of:=[.E25]/([.$A25]*LOG([.$A25];2))" office:value-type="float" office:value="17.3909526582592">
            <text:p>17,3909526583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74825">
            <text:p>174825</text:p>
          </table:table-cell>
          <table:table-cell office:value-type="float" office:value="318255">
            <text:p>318255</text:p>
          </table:table-cell>
          <table:table-cell office:value-type="float" office:value="371652">
            <text:p>371652</text:p>
          </table:table-cell>
          <table:table-cell table:formula="of:=[.C26]/([.$A26]*LOG([.$A26];2))" office:value-type="float" office:value="6.48416508602249">
            <text:p>6,484165086</text:p>
          </table:table-cell>
          <table:table-cell table:formula="of:=[.D26]/([.$A26]*LOG([.$A26];2))" office:value-type="float" office:value="11.8039065319725">
            <text:p>11,803906532</text:p>
          </table:table-cell>
          <table:table-cell table:formula="of:=[.E26]/([.$A26]*LOG([.$A26];2))" office:value-type="float" office:value="13.784372501361">
            <text:p>13,7843725014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 office:value-type="float" office:value="182730">
            <text:p>182730</text:p>
          </table:table-cell>
          <table:table-cell office:value-type="float" office:value="342344">
            <text:p>342344</text:p>
          </table:table-cell>
          <table:table-cell office:value-type="float" office:value="352841">
            <text:p>352841</text:p>
          </table:table-cell>
          <table:table-cell table:formula="of:=[.C27]/([.$A27]*LOG([.$A27];2))" office:value-type="float" office:value="6.47243994863156">
            <text:p>6,4724399486</text:p>
          </table:table-cell>
          <table:table-cell table:formula="of:=[.D27]/([.$A27]*LOG([.$A27];2))" office:value-type="float" office:value="12.1260930431474">
            <text:p>12,1260930431</text:p>
          </table:table-cell>
          <table:table-cell table:formula="of:=[.E27]/([.$A27]*LOG([.$A27];2))" office:value-type="float" office:value="12.4979050178685">
            <text:p>12,4979050179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188001">
            <text:p>188001</text:p>
          </table:table-cell>
          <table:table-cell office:value-type="float" office:value="355299">
            <text:p>355299</text:p>
          </table:table-cell>
          <table:table-cell office:value-type="float" office:value="504691">
            <text:p>504691</text:p>
          </table:table-cell>
          <table:table-cell table:formula="of:=[.C28]/([.$A28]*LOG([.$A28];2))" office:value-type="float" office:value="6.37119683901273">
            <text:p>6,371196839</text:p>
          </table:table-cell>
          <table:table-cell table:formula="of:=[.D28]/([.$A28]*LOG([.$A28];2))" office:value-type="float" office:value="12.0407863027558">
            <text:p>12,0407863028</text:p>
          </table:table-cell>
          <table:table-cell table:formula="of:=[.E28]/([.$A28]*LOG([.$A28];2))" office:value-type="float" office:value="17.1035563846904">
            <text:p>17,1035563847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195947">
            <text:p>195947</text:p>
          </table:table-cell>
          <table:table-cell office:value-type="float" office:value="363381">
            <text:p>363381</text:p>
          </table:table-cell>
          <table:table-cell office:value-type="float" office:value="438134">
            <text:p>438134</text:p>
          </table:table-cell>
          <table:table-cell table:formula="of:=[.C29]/([.$A29]*LOG([.$A29];2))" office:value-type="float" office:value="6.36409556111158">
            <text:p>6,3640955611</text:p>
          </table:table-cell>
          <table:table-cell table:formula="of:=[.D29]/([.$A29]*LOG([.$A29];2))" office:value-type="float" office:value="11.8021271522008">
            <text:p>11,8021271522</text:p>
          </table:table-cell>
          <table:table-cell table:formula="of:=[.E29]/([.$A29]*LOG([.$A29];2))" office:value-type="float" office:value="14.2300042591724">
            <text:p>14,2300042592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232771">
            <text:p>232771</text:p>
          </table:table-cell>
          <table:table-cell office:value-type="float" office:value="492784">
            <text:p>492784</text:p>
          </table:table-cell>
          <table:table-cell office:value-type="float" office:value="673926">
            <text:p>673926</text:p>
          </table:table-cell>
          <table:table-cell table:formula="of:=[.C30]/([.$A30]*LOG([.$A30];2))" office:value-type="float" office:value="7.25679417023395">
            <text:p>7,2567941702</text:p>
          </table:table-cell>
          <table:table-cell table:formula="of:=[.D30]/([.$A30]*LOG([.$A30];2))" office:value-type="float" office:value="15.3628762104582">
            <text:p>15,3628762105</text:p>
          </table:table-cell>
          <table:table-cell table:formula="of:=[.E30]/([.$A30]*LOG([.$A30];2))" office:value-type="float" office:value="21.0101012066326">
            <text:p>21,0101012066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213948">
            <text:p>213948</text:p>
          </table:table-cell>
          <table:table-cell office:value-type="float" office:value="456792">
            <text:p>456792</text:p>
          </table:table-cell>
          <table:table-cell office:value-type="float" office:value="512982">
            <text:p>512982</text:p>
          </table:table-cell>
          <table:table-cell table:formula="of:=[.C31]/([.$A31]*LOG([.$A31];2))" office:value-type="float" office:value="6.41171937351084">
            <text:p>6,4117193735</text:p>
          </table:table-cell>
          <table:table-cell table:formula="of:=[.D31]/([.$A31]*LOG([.$A31];2))" office:value-type="float" office:value="13.6894110534558">
            <text:p>13,6894110535</text:p>
          </table:table-cell>
          <table:table-cell table:formula="of:=[.E31]/([.$A31]*LOG([.$A31];2))" office:value-type="float" office:value="15.3733459890363">
            <text:p>15,373345989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0">
            <text:p>0</text:p>
          </table:table-cell>
          <table:table-cell office:value-type="float" office:value="215256">
            <text:p>215256</text:p>
          </table:table-cell>
          <table:table-cell office:value-type="float" office:value="417278">
            <text:p>417278</text:p>
          </table:table-cell>
          <table:table-cell office:value-type="float" office:value="413262">
            <text:p>413262</text:p>
          </table:table-cell>
          <table:table-cell table:formula="of:=[.C32]/([.$A32]*LOG([.$A32];2))" office:value-type="float" office:value="6.20956430761616">
            <text:p>6,2095643076</text:p>
          </table:table-cell>
          <table:table-cell table:formula="of:=[.D32]/([.$A32]*LOG([.$A32];2))" office:value-type="float" office:value="12.0373628384503">
            <text:p>12,0373628385</text:p>
          </table:table-cell>
          <table:table-cell table:formula="of:=[.E32]/([.$A32]*LOG([.$A32];2))" office:value-type="float" office:value="11.9215118969695">
            <text:p>11,921511897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0">
            <text:p>0</text:p>
          </table:table-cell>
          <table:table-cell office:value-type="float" office:value="228858">
            <text:p>228858</text:p>
          </table:table-cell>
          <table:table-cell office:value-type="float" office:value="436173">
            <text:p>436173</text:p>
          </table:table-cell>
          <table:table-cell office:value-type="float" office:value="467423">
            <text:p>467423</text:p>
          </table:table-cell>
          <table:table-cell table:formula="of:=[.C33]/([.$A33]*LOG([.$A33];2))" office:value-type="float" office:value="6.36299875612363">
            <text:p>6,3629987561</text:p>
          </table:table-cell>
          <table:table-cell table:formula="of:=[.D33]/([.$A33]*LOG([.$A33];2))" office:value-type="float" office:value="12.1270318558002">
            <text:p>12,1270318558</text:p>
          </table:table-cell>
          <table:table-cell table:formula="of:=[.E33]/([.$A33]*LOG([.$A33];2))" office:value-type="float" office:value="12.9958837689029">
            <text:p>12,9958837689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0">
            <text:p>0</text:p>
          </table:table-cell>
          <table:table-cell office:value-type="float" office:value="232982">
            <text:p>232982</text:p>
          </table:table-cell>
          <table:table-cell office:value-type="float" office:value="443621">
            <text:p>443621</text:p>
          </table:table-cell>
          <table:table-cell office:value-type="float" office:value="451116">
            <text:p>451116</text:p>
          </table:table-cell>
          <table:table-cell table:formula="of:=[.C34]/([.$A34]*LOG([.$A34];2))" office:value-type="float" office:value="6.25061931120088">
            <text:p>6,2506193112</text:p>
          </table:table-cell>
          <table:table-cell table:formula="of:=[.D34]/([.$A34]*LOG([.$A34];2))" office:value-type="float" office:value="11.901803527544">
            <text:p>11,9018035275</text:p>
          </table:table-cell>
          <table:table-cell table:formula="of:=[.E34]/([.$A34]*LOG([.$A34];2))" office:value-type="float" office:value="12.1028851207033">
            <text:p>12,1028851207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0">
            <text:p>0</text:p>
          </table:table-cell>
          <table:table-cell office:value-type="float" office:value="243443">
            <text:p>243443</text:p>
          </table:table-cell>
          <table:table-cell office:value-type="float" office:value="534292">
            <text:p>534292</text:p>
          </table:table-cell>
          <table:table-cell office:value-type="float" office:value="462915">
            <text:p>462915</text:p>
          </table:table-cell>
          <table:table-cell table:formula="of:=[.C35]/([.$A35]*LOG([.$A35];2))" office:value-type="float" office:value="6.30937037096957">
            <text:p>6,309370371</text:p>
          </table:table-cell>
          <table:table-cell table:formula="of:=[.D35]/([.$A35]*LOG([.$A35];2))" office:value-type="float" office:value="13.8473733656177">
            <text:p>13,8473733656</text:p>
          </table:table-cell>
          <table:table-cell table:formula="of:=[.E35]/([.$A35]*LOG([.$A35];2))" office:value-type="float" office:value="11.9974786100951">
            <text:p>11,9974786101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 office:value-type="float" office:value="245068">
            <text:p>245068</text:p>
          </table:table-cell>
          <table:table-cell office:value-type="float" office:value="477335">
            <text:p>477335</text:p>
          </table:table-cell>
          <table:table-cell office:value-type="float" office:value="470086">
            <text:p>470086</text:p>
          </table:table-cell>
          <table:table-cell table:formula="of:=[.C36]/([.$A36]*LOG([.$A36];2))" office:value-type="float" office:value="6.14210764105834">
            <text:p>6,1421076411</text:p>
          </table:table-cell>
          <table:table-cell table:formula="of:=[.D36]/([.$A36]*LOG([.$A36];2))" office:value-type="float" office:value="11.9633854719693">
            <text:p>11,963385472</text:p>
          </table:table-cell>
          <table:table-cell table:formula="of:=[.E36]/([.$A36]*LOG([.$A36];2))" office:value-type="float" office:value="11.7817047209532">
            <text:p>11,781704721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float" office:value="0">
            <text:p>0</text:p>
          </table:table-cell>
          <table:table-cell office:value-type="float" office:value="257022">
            <text:p>257022</text:p>
          </table:table-cell>
          <table:table-cell office:value-type="float" office:value="494492">
            <text:p>494492</text:p>
          </table:table-cell>
          <table:table-cell office:value-type="float" office:value="656015">
            <text:p>656015</text:p>
          </table:table-cell>
          <table:table-cell table:formula="of:=[.C37]/([.$A37]*LOG([.$A37];2))" office:value-type="float" office:value="6.23549170406787">
            <text:p>6,2354917041</text:p>
          </table:table-cell>
          <table:table-cell table:formula="of:=[.D37]/([.$A37]*LOG([.$A37];2))" office:value-type="float" office:value="11.9966413915071">
            <text:p>11,9966413915</text:p>
          </table:table-cell>
          <table:table-cell table:formula="of:=[.E37]/([.$A37]*LOG([.$A37];2))" office:value-type="float" office:value="15.9152760862653">
            <text:p>15,9152760863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0">
            <text:p>0</text:p>
          </table:table-cell>
          <table:table-cell office:value-type="float" office:value="419029">
            <text:p>419029</text:p>
          </table:table-cell>
          <table:table-cell office:value-type="float" office:value="506108">
            <text:p>506108</text:p>
          </table:table-cell>
          <table:table-cell office:value-type="float" office:value="572861">
            <text:p>572861</text:p>
          </table:table-cell>
          <table:table-cell table:formula="of:=[.C38]/([.$A38]*LOG([.$A38];2))" office:value-type="float" office:value="9.84957080221925">
            <text:p>9,8495708022</text:p>
          </table:table-cell>
          <table:table-cell table:formula="of:=[.D38]/([.$A38]*LOG([.$A38];2))" office:value-type="float" office:value="11.8964238264406">
            <text:p>11,8964238264</text:p>
          </table:table-cell>
          <table:table-cell table:formula="of:=[.E38]/([.$A38]*LOG([.$A38];2))" office:value-type="float" office:value="13.4654999518652">
            <text:p>13,4654999519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268229">
            <text:p>268229</text:p>
          </table:table-cell>
          <table:table-cell office:value-type="float" office:value="527499">
            <text:p>527499</text:p>
          </table:table-cell>
          <table:table-cell office:value-type="float" office:value="564331">
            <text:p>564331</text:p>
          </table:table-cell>
          <table:table-cell table:formula="of:=[.C39]/([.$A39]*LOG([.$A39];2))" office:value-type="float" office:value="6.1141027782069">
            <text:p>6,1141027782</text:p>
          </table:table-cell>
          <table:table-cell table:formula="of:=[.D39]/([.$A39]*LOG([.$A39];2))" office:value-type="float" office:value="12.0239910725588">
            <text:p>12,0239910726</text:p>
          </table:table-cell>
          <table:table-cell table:formula="of:=[.E39]/([.$A39]*LOG([.$A39];2))" office:value-type="float" office:value="12.8635521697068">
            <text:p>12,8635521697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0">
            <text:p>0</text:p>
          </table:table-cell>
          <table:table-cell office:value-type="float" office:value="279000">
            <text:p>279000</text:p>
          </table:table-cell>
          <table:table-cell office:value-type="float" office:value="583950">
            <text:p>583950</text:p>
          </table:table-cell>
          <table:table-cell office:value-type="float" office:value="562039">
            <text:p>562039</text:p>
          </table:table-cell>
          <table:table-cell table:formula="of:=[.C40]/([.$A40]*LOG([.$A40];2))" office:value-type="float" office:value="6.17227786674364">
            <text:p>6,1722778667</text:p>
          </table:table-cell>
          <table:table-cell table:formula="of:=[.D40]/([.$A40]*LOG([.$A40];2))" office:value-type="float" office:value="12.9186439436737">
            <text:p>12,9186439437</text:p>
          </table:table-cell>
          <table:table-cell table:formula="of:=[.E40]/([.$A40]*LOG([.$A40];2))" office:value-type="float" office:value="12.4339099639668">
            <text:p>12,433909964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283472">
            <text:p>283472</text:p>
          </table:table-cell>
          <table:table-cell office:value-type="float" office:value="582151">
            <text:p>582151</text:p>
          </table:table-cell>
          <table:table-cell office:value-type="float" office:value="564308">
            <text:p>564308</text:p>
          </table:table-cell>
          <table:table-cell table:formula="of:=[.C41]/([.$A41]*LOG([.$A41];2))" office:value-type="float" office:value="6.09126236344825">
            <text:p>6,0912623634</text:p>
          </table:table-cell>
          <table:table-cell table:formula="of:=[.D41]/([.$A41]*LOG([.$A41];2))" office:value-type="float" office:value="12.5092936026971">
            <text:p>12,5092936027</text:p>
          </table:table-cell>
          <table:table-cell table:formula="of:=[.E41]/([.$A41]*LOG([.$A41];2))" office:value-type="float" office:value="12.1258822098576">
            <text:p>12,1258822099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488435">
            <text:p>488435</text:p>
          </table:table-cell>
          <table:table-cell office:value-type="float" office:value="573933">
            <text:p>573933</text:p>
          </table:table-cell>
          <table:table-cell office:value-type="float" office:value="583890">
            <text:p>583890</text:p>
          </table:table-cell>
          <table:table-cell table:formula="of:=[.C42]/([.$A42]*LOG([.$A42];2))" office:value-type="float" office:value="10.2019682467858">
            <text:p>10,2019682468</text:p>
          </table:table-cell>
          <table:table-cell table:formula="of:=[.D42]/([.$A42]*LOG([.$A42];2))" office:value-type="float" office:value="11.9877695942808">
            <text:p>11,9877695943</text:p>
          </table:table-cell>
          <table:table-cell table:formula="of:=[.E42]/([.$A42]*LOG([.$A42];2))" office:value-type="float" office:value="12.1957419914948">
            <text:p>12,1957419915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office:value-type="float" office:value="0">
            <text:p>0</text:p>
          </table:table-cell>
          <table:table-cell office:value-type="float" office:value="307200">
            <text:p>307200</text:p>
          </table:table-cell>
          <table:table-cell office:value-type="float" office:value="694285">
            <text:p>694285</text:p>
          </table:table-cell>
          <table:table-cell office:value-type="float" office:value="618106">
            <text:p>618106</text:p>
          </table:table-cell>
          <table:table-cell table:formula="of:=[.C43]/([.$A43]*LOG([.$A43];2))" office:value-type="float" office:value="6.24146447781598">
            <text:p>6,2414644778</text:p>
          </table:table-cell>
          <table:table-cell table:formula="of:=[.D43]/([.$A43]*LOG([.$A43];2))" office:value-type="float" office:value="14.1059738443375">
            <text:p>14,1059738443</text:p>
          </table:table-cell>
          <table:table-cell table:formula="of:=[.E43]/([.$A43]*LOG([.$A43];2))" office:value-type="float" office:value="12.5582247478025">
            <text:p>12,5582247478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0">
            <text:p>0</text:p>
          </table:table-cell>
          <table:table-cell office:value-type="float" office:value="315008">
            <text:p>315008</text:p>
          </table:table-cell>
          <table:table-cell office:value-type="float" office:value="619235">
            <text:p>619235</text:p>
          </table:table-cell>
          <table:table-cell office:value-type="float" office:value="624523">
            <text:p>624523</text:p>
          </table:table-cell>
          <table:table-cell table:formula="of:=[.C44]/([.$A44]*LOG([.$A44];2))" office:value-type="float" office:value="6.22971337781674">
            <text:p>6,2297133778</text:p>
          </table:table-cell>
          <table:table-cell table:formula="of:=[.D44]/([.$A44]*LOG([.$A44];2))" office:value-type="float" office:value="12.2462177580009">
            <text:p>12,246217758</text:p>
          </table:table-cell>
          <table:table-cell table:formula="of:=[.E44]/([.$A44]*LOG([.$A44];2))" office:value-type="float" office:value="12.3507951793423">
            <text:p>12,3507951793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0">
            <text:p>0</text:p>
          </table:table-cell>
          <table:table-cell office:value-type="float" office:value="315780">
            <text:p>315780</text:p>
          </table:table-cell>
          <table:table-cell office:value-type="float" office:value="624016">
            <text:p>624016</text:p>
          </table:table-cell>
          <table:table-cell office:value-type="float" office:value="799069">
            <text:p>799069</text:p>
          </table:table-cell>
          <table:table-cell table:formula="of:=[.C45]/([.$A45]*LOG([.$A45];2))" office:value-type="float" office:value="6.08263120484611">
            <text:p>6,0826312048</text:p>
          </table:table-cell>
          <table:table-cell table:formula="of:=[.D45]/([.$A45]*LOG([.$A45];2))" office:value-type="float" office:value="12.019948045865">
            <text:p>12,0199480459</text:p>
          </table:table-cell>
          <table:table-cell table:formula="of:=[.E45]/([.$A45]*LOG([.$A45];2))" office:value-type="float" office:value="15.3918615308923">
            <text:p>15,3918615309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float" office:value="0">
            <text:p>0</text:p>
          </table:table-cell>
          <table:table-cell office:value-type="float" office:value="331793">
            <text:p>331793</text:p>
          </table:table-cell>
          <table:table-cell office:value-type="float" office:value="648930">
            <text:p>648930</text:p>
          </table:table-cell>
          <table:table-cell office:value-type="float" office:value="741332">
            <text:p>741332</text:p>
          </table:table-cell>
          <table:table-cell table:formula="of:=[.C46]/([.$A46]*LOG([.$A46];2))" office:value-type="float" office:value="6.22874750538849">
            <text:p>6,2287475054</text:p>
          </table:table-cell>
          <table:table-cell table:formula="of:=[.D46]/([.$A46]*LOG([.$A46];2))" office:value-type="float" office:value="12.1823580324834">
            <text:p>12,1823580325</text:p>
          </table:table-cell>
          <table:table-cell table:formula="of:=[.E46]/([.$A46]*LOG([.$A46];2))" office:value-type="float" office:value="13.9170200868152">
            <text:p>13,9170200868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office:value-type="float" office:value="0">
            <text:p>0</text:p>
          </table:table-cell>
          <table:table-cell office:value-type="float" office:value="336394">
            <text:p>336394</text:p>
          </table:table-cell>
          <table:table-cell office:value-type="float" office:value="667925">
            <text:p>667925</text:p>
          </table:table-cell>
          <table:table-cell office:value-type="float" office:value="681251">
            <text:p>681251</text:p>
          </table:table-cell>
          <table:table-cell table:formula="of:=[.C47]/([.$A47]*LOG([.$A47];2))" office:value-type="float" office:value="6.15832482213035">
            <text:p>6,1583248221</text:p>
          </table:table-cell>
          <table:table-cell table:formula="of:=[.D47]/([.$A47]*LOG([.$A47];2))" office:value-type="float" office:value="12.2276232834754">
            <text:p>12,2276232835</text:p>
          </table:table-cell>
          <table:table-cell table:formula="of:=[.E47]/([.$A47]*LOG([.$A47];2))" office:value-type="float" office:value="12.4715807755225">
            <text:p>12,4715807755</text:p>
          </table:table-cell>
        </table:table-row>
        <table:table-row table:style-name="ro1">
          <table:table-cell office:value-type="float" office:value="4601">
            <text:p>4601</text:p>
          </table:table-cell>
          <table:table-cell office:value-type="float" office:value="0">
            <text:p>0</text:p>
          </table:table-cell>
          <table:table-cell office:value-type="float" office:value="338094">
            <text:p>338094</text:p>
          </table:table-cell>
          <table:table-cell office:value-type="float" office:value="670652">
            <text:p>670652</text:p>
          </table:table-cell>
          <table:table-cell office:value-type="float" office:value="707003">
            <text:p>707003</text:p>
          </table:table-cell>
          <table:table-cell table:formula="of:=[.C48]/([.$A48]*LOG([.$A48];2))" office:value-type="float" office:value="6.03914704162552">
            <text:p>6,0391470416</text:p>
          </table:table-cell>
          <table:table-cell table:formula="of:=[.D48]/([.$A48]*LOG([.$A48];2))" office:value-type="float" office:value="11.9794082171238">
            <text:p>11,9794082171</text:p>
          </table:table-cell>
          <table:table-cell table:formula="of:=[.E48]/([.$A48]*LOG([.$A48];2))" office:value-type="float" office:value="12.6287218225416">
            <text:p>12,6287218225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office:value-type="float" office:value="0">
            <text:p>0</text:p>
          </table:table-cell>
          <table:table-cell office:value-type="float" office:value="351120">
            <text:p>351120</text:p>
          </table:table-cell>
          <table:table-cell office:value-type="float" office:value="702979">
            <text:p>702979</text:p>
          </table:table-cell>
          <table:table-cell office:value-type="float" office:value="767672">
            <text:p>767672</text:p>
          </table:table-cell>
          <table:table-cell table:formula="of:=[.C49]/([.$A49]*LOG([.$A49];2))" office:value-type="float" office:value="6.12279777455296">
            <text:p>6,1227977746</text:p>
          </table:table-cell>
          <table:table-cell table:formula="of:=[.D49]/([.$A49]*LOG([.$A49];2))" office:value-type="float" office:value="12.2584821621026">
            <text:p>12,2584821621</text:p>
          </table:table-cell>
          <table:table-cell table:formula="of:=[.E49]/([.$A49]*LOG([.$A49];2))" office:value-type="float" office:value="13.3865926554643">
            <text:p>13,3865926555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 office:value-type="float" office:value="0">
            <text:p>0</text:p>
          </table:table-cell>
          <table:table-cell office:value-type="float" office:value="358742">
            <text:p>358742</text:p>
          </table:table-cell>
          <table:table-cell office:value-type="float" office:value="707406">
            <text:p>707406</text:p>
          </table:table-cell>
          <table:table-cell office:value-type="float" office:value="808400">
            <text:p>808400</text:p>
          </table:table-cell>
          <table:table-cell table:formula="of:=[.C50]/([.$A50]*LOG([.$A50];2))" office:value-type="float" office:value="6.11019879373573">
            <text:p>6,1101987937</text:p>
          </table:table-cell>
          <table:table-cell table:formula="of:=[.D50]/([.$A50]*LOG([.$A50];2))" office:value-type="float" office:value="12.0487461403499">
            <text:p>12,0487461404</text:p>
          </table:table-cell>
          <table:table-cell table:formula="of:=[.E50]/([.$A50]*LOG([.$A50];2))" office:value-type="float" office:value="13.7689055222304">
            <text:p>13,7689055222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0">
            <text:p>0</text:p>
          </table:table-cell>
          <table:table-cell office:value-type="float" office:value="360634">
            <text:p>360634</text:p>
          </table:table-cell>
          <table:table-cell office:value-type="float" office:value="726206">
            <text:p>726206</text:p>
          </table:table-cell>
          <table:table-cell office:value-type="float" office:value="751232">
            <text:p>751232</text:p>
          </table:table-cell>
          <table:table-cell table:formula="of:=[.C51]/([.$A51]*LOG([.$A51];2))" office:value-type="float" office:value="6.00249581340471">
            <text:p>6,0024958134</text:p>
          </table:table-cell>
          <table:table-cell table:formula="of:=[.D51]/([.$A51]*LOG([.$A51];2))" office:value-type="float" office:value="12.0871811162269">
            <text:p>12,0871811162</text:p>
          </table:table-cell>
          <table:table-cell table:formula="of:=[.E51]/([.$A51]*LOG([.$A51];2))" office:value-type="float" office:value="12.5037210437608">
            <text:p>12,5037210438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570105">
            <text:p>570105</text:p>
          </table:table-cell>
          <table:table-cell office:value-type="float" office:value="756696">
            <text:p>756696</text:p>
          </table:table-cell>
          <table:table-cell office:value-type="float" office:value="793951">
            <text:p>793951</text:p>
          </table:table-cell>
          <table:table-cell table:formula="of:=[.C52]/([.$A52]*LOG([.$A52];2))" office:value-type="float" office:value="9.27719662320442">
            <text:p>9,2771966232</text:p>
          </table:table-cell>
          <table:table-cell table:formula="of:=[.D52]/([.$A52]*LOG([.$A52];2))" office:value-type="float" office:value="12.3135520228595">
            <text:p>12,3135520229</text:p>
          </table:table-cell>
          <table:table-cell table:formula="of:=[.E52]/([.$A52]*LOG([.$A52];2))" office:value-type="float" office:value="12.9197946627196">
            <text:p>12,9197946627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0">
            <text:p>0</text:p>
          </table:table-cell>
          <table:table-cell office:value-type="float" office:value="440095">
            <text:p>440095</text:p>
          </table:table-cell>
          <table:table-cell office:value-type="float" office:value="764418">
            <text:p>764418</text:p>
          </table:table-cell>
          <table:table-cell office:value-type="float" office:value="821236">
            <text:p>821236</text:p>
          </table:table-cell>
          <table:table-cell table:formula="of:=[.C53]/([.$A53]*LOG([.$A53];2))" office:value-type="float" office:value="7.00489338173266">
            <text:p>7,0048933817</text:p>
          </table:table-cell>
          <table:table-cell table:formula="of:=[.D53]/([.$A53]*LOG([.$A53];2))" office:value-type="float" office:value="12.1670698123753">
            <text:p>12,1670698124</text:p>
          </table:table-cell>
          <table:table-cell table:formula="of:=[.E53]/([.$A53]*LOG([.$A53];2))" office:value-type="float" office:value="13.0714291715211">
            <text:p>13,0714291715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0">
            <text:p>0</text:p>
          </table:table-cell>
          <table:table-cell office:value-type="float" office:value="453818">
            <text:p>453818</text:p>
          </table:table-cell>
          <table:table-cell office:value-type="float" office:value="785325">
            <text:p>785325</text:p>
          </table:table-cell>
          <table:table-cell office:value-type="float" office:value="782730">
            <text:p>782730</text:p>
          </table:table-cell>
          <table:table-cell table:formula="of:=[.C54]/([.$A54]*LOG([.$A54];2))" office:value-type="float" office:value="7.06836194693217">
            <text:p>7,0683619469</text:p>
          </table:table-cell>
          <table:table-cell table:formula="of:=[.D54]/([.$A54]*LOG([.$A54];2))" office:value-type="float" office:value="12.2316905587141">
            <text:p>12,2316905587</text:p>
          </table:table-cell>
          <table:table-cell table:formula="of:=[.E54]/([.$A54]*LOG([.$A54];2))" office:value-type="float" office:value="12.1912725954506">
            <text:p>12,1912725955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float" office:value="0">
            <text:p>0</text:p>
          </table:table-cell>
          <table:table-cell office:value-type="float" office:value="392862">
            <text:p>392862</text:p>
          </table:table-cell>
          <table:table-cell office:value-type="float" office:value="837292">
            <text:p>837292</text:p>
          </table:table-cell>
          <table:table-cell office:value-type="float" office:value="816615">
            <text:p>816615</text:p>
          </table:table-cell>
          <table:table-cell table:formula="of:=[.C55]/([.$A55]*LOG([.$A55];2))" office:value-type="float" office:value="5.99018994461695">
            <text:p>5,9901899446</text:p>
          </table:table-cell>
          <table:table-cell table:formula="of:=[.D55]/([.$A55]*LOG([.$A55];2))" office:value-type="float" office:value="12.7666664607629">
            <text:p>12,7666664608</text:p>
          </table:table-cell>
          <table:table-cell table:formula="of:=[.E55]/([.$A55]*LOG([.$A55];2))" office:value-type="float" office:value="12.4513925032795">
            <text:p>12,4513925033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0">
            <text:p>0</text:p>
          </table:table-cell>
          <table:table-cell office:value-type="float" office:value="403572">
            <text:p>403572</text:p>
          </table:table-cell>
          <table:table-cell office:value-type="float" office:value="815049">
            <text:p>815049</text:p>
          </table:table-cell>
          <table:table-cell office:value-type="float" office:value="841087">
            <text:p>841087</text:p>
          </table:table-cell>
          <table:table-cell table:formula="of:=[.C56]/([.$A56]*LOG([.$A56];2))" office:value-type="float" office:value="6.02642575339563">
            <text:p>6,0264257534</text:p>
          </table:table-cell>
          <table:table-cell table:formula="of:=[.D56]/([.$A56]*LOG([.$A56];2))" office:value-type="float" office:value="12.1708946207352">
            <text:p>12,1708946207</text:p>
          </table:table-cell>
          <table:table-cell table:formula="of:=[.E56]/([.$A56]*LOG([.$A56];2))" office:value-type="float" office:value="12.5597126600613">
            <text:p>12,5597126601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office:value-type="float" office:value="0">
            <text:p>0</text:p>
          </table:table-cell>
          <table:table-cell office:value-type="float" office:value="411389">
            <text:p>411389</text:p>
          </table:table-cell>
          <table:table-cell office:value-type="float" office:value="870138">
            <text:p>870138</text:p>
          </table:table-cell>
          <table:table-cell office:value-type="float" office:value="834435">
            <text:p>834435</text:p>
          </table:table-cell>
          <table:table-cell table:formula="of:=[.C57]/([.$A57]*LOG([.$A57];2))" office:value-type="float" office:value="6.01863378668245">
            <text:p>6,0186337867</text:p>
          </table:table-cell>
          <table:table-cell table:formula="of:=[.D57]/([.$A57]*LOG([.$A57];2))" office:value-type="float" office:value="12.7301458373372">
            <text:p>12,7301458373</text:p>
          </table:table-cell>
          <table:table-cell table:formula="of:=[.E57]/([.$A57]*LOG([.$A57];2))" office:value-type="float" office:value="12.2078098437012">
            <text:p>12,2078098437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float" office:value="0">
            <text:p>0</text:p>
          </table:table-cell>
          <table:table-cell office:value-type="float" office:value="412928">
            <text:p>412928</text:p>
          </table:table-cell>
          <table:table-cell office:value-type="float" office:value="956798">
            <text:p>956798</text:p>
          </table:table-cell>
          <table:table-cell office:value-type="float" office:value="847834">
            <text:p>847834</text:p>
          </table:table-cell>
          <table:table-cell table:formula="of:=[.C58]/([.$A58]*LOG([.$A58];2))" office:value-type="float" office:value="5.92090616462266">
            <text:p>5,9209061646</text:p>
          </table:table-cell>
          <table:table-cell table:formula="of:=[.D58]/([.$A58]*LOG([.$A58];2))" office:value-type="float" office:value="13.7193679685045">
            <text:p>13,7193679685</text:p>
          </table:table-cell>
          <table:table-cell table:formula="of:=[.E58]/([.$A58]*LOG([.$A58];2))" office:value-type="float" office:value="12.1569512292135">
            <text:p>12,1569512292</text:p>
          </table:table-cell>
        </table:table-row>
        <table:table-row table:style-name="ro1">
          <table:table-cell office:value-type="float" office:value="5701">
            <text:p>5701</text:p>
          </table:table-cell>
          <table:table-cell office:value-type="float" office:value="0">
            <text:p>0</text:p>
          </table:table-cell>
          <table:table-cell office:value-type="float" office:value="419324">
            <text:p>419324</text:p>
          </table:table-cell>
          <table:table-cell office:value-type="float" office:value="946096">
            <text:p>946096</text:p>
          </table:table-cell>
          <table:table-cell office:value-type="float" office:value="895765">
            <text:p>895765</text:p>
          </table:table-cell>
          <table:table-cell table:formula="of:=[.C59]/([.$A59]*LOG([.$A59];2))" office:value-type="float" office:value="5.89506405860059">
            <text:p>5,8950640586</text:p>
          </table:table-cell>
          <table:table-cell table:formula="of:=[.D59]/([.$A59]*LOG([.$A59];2))" office:value-type="float" office:value="13.3006852114017">
            <text:p>13,3006852114</text:p>
          </table:table-cell>
          <table:table-cell table:formula="of:=[.E59]/([.$A59]*LOG([.$A59];2))" office:value-type="float" office:value="12.5931071354188">
            <text:p>12,5931071354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float" office:value="0">
            <text:p>0</text:p>
          </table:table-cell>
          <table:table-cell office:value-type="float" office:value="430044">
            <text:p>430044</text:p>
          </table:table-cell>
          <table:table-cell office:value-type="float" office:value="909030">
            <text:p>909030</text:p>
          </table:table-cell>
          <table:table-cell office:value-type="float" office:value="883682">
            <text:p>883682</text:p>
          </table:table-cell>
          <table:table-cell table:formula="of:=[.C60]/([.$A60]*LOG([.$A60];2))" office:value-type="float" office:value="5.92962936781478">
            <text:p>5,9296293678</text:p>
          </table:table-cell>
          <table:table-cell table:formula="of:=[.D60]/([.$A60]*LOG([.$A60];2))" office:value-type="float" office:value="12.5340918236847">
            <text:p>12,5340918237</text:p>
          </table:table-cell>
          <table:table-cell table:formula="of:=[.E60]/([.$A60]*LOG([.$A60];2))" office:value-type="float" office:value="12.1845828310808">
            <text:p>12,1845828311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office:value-type="float" office:value="0">
            <text:p>0</text:p>
          </table:table-cell>
          <table:table-cell office:value-type="float" office:value="439404">
            <text:p>439404</text:p>
          </table:table-cell>
          <table:table-cell office:value-type="float" office:value="928467">
            <text:p>928467</text:p>
          </table:table-cell>
          <table:table-cell office:value-type="float" office:value="925647">
            <text:p>925647</text:p>
          </table:table-cell>
          <table:table-cell table:formula="of:=[.C61]/([.$A61]*LOG([.$A61];2))" office:value-type="float" office:value="5.94429286490108">
            <text:p>5,9442928649</text:p>
          </table:table-cell>
          <table:table-cell table:formula="of:=[.D61]/([.$A61]*LOG([.$A61];2))" office:value-type="float" office:value="12.5603766997936">
            <text:p>12,5603766998</text:p>
          </table:table-cell>
          <table:table-cell table:formula="of:=[.E61]/([.$A61]*LOG([.$A61];2))" office:value-type="float" office:value="12.5222275116228">
            <text:p>12,5222275116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0">
            <text:p>0</text:p>
          </table:table-cell>
          <table:table-cell office:value-type="float" office:value="445691">
            <text:p>445691</text:p>
          </table:table-cell>
          <table:table-cell office:value-type="float" office:value="979059">
            <text:p>979059</text:p>
          </table:table-cell>
          <table:table-cell office:value-type="float" office:value="995224">
            <text:p>995224</text:p>
          </table:table-cell>
          <table:table-cell table:formula="of:=[.C62]/([.$A62]*LOG([.$A62];2))" office:value-type="float" office:value="5.91741938872253">
            <text:p>5,9174193887</text:p>
          </table:table-cell>
          <table:table-cell table:formula="of:=[.D62]/([.$A62]*LOG([.$A62];2))" office:value-type="float" office:value="12.9989223684196">
            <text:p>12,9989223684</text:p>
          </table:table-cell>
          <table:table-cell table:formula="of:=[.E62]/([.$A62]*LOG([.$A62];2))" office:value-type="float" office:value="13.2135443473662">
            <text:p>13,2135443474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float" office:value="0">
            <text:p>0</text:p>
          </table:table-cell>
          <table:table-cell office:value-type="float" office:value="453684">
            <text:p>453684</text:p>
          </table:table-cell>
          <table:table-cell office:value-type="float" office:value="978324">
            <text:p>978324</text:p>
          </table:table-cell>
          <table:table-cell office:value-type="float" office:value="967442">
            <text:p>967442</text:p>
          </table:table-cell>
          <table:table-cell table:formula="of:=[.C63]/([.$A63]*LOG([.$A63];2))" office:value-type="float" office:value="5.91357780648847">
            <text:p>5,9135778065</text:p>
          </table:table-cell>
          <table:table-cell table:formula="of:=[.D63]/([.$A63]*LOG([.$A63];2))" office:value-type="float" office:value="12.7520368669713">
            <text:p>12,752036867</text:p>
          </table:table-cell>
          <table:table-cell table:formula="of:=[.E63]/([.$A63]*LOG([.$A63];2))" office:value-type="float" office:value="12.6101946294443">
            <text:p>12,6101946294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463533">
            <text:p>463533</text:p>
          </table:table-cell>
          <table:table-cell office:value-type="float" office:value="979172">
            <text:p>979172</text:p>
          </table:table-cell>
          <table:table-cell office:value-type="float" office:value="980336">
            <text:p>980336</text:p>
          </table:table-cell>
          <table:table-cell table:formula="of:=[.C64]/([.$A64]*LOG([.$A64];2))" office:value-type="float" office:value="5.93345279911393">
            <text:p>5,9334527991</text:p>
          </table:table-cell>
          <table:table-cell table:formula="of:=[.D64]/([.$A64]*LOG([.$A64];2))" office:value-type="float" office:value="12.5338882975192">
            <text:p>12,5338882975</text:p>
          </table:table-cell>
          <table:table-cell table:formula="of:=[.E64]/([.$A64]*LOG([.$A64];2))" office:value-type="float" office:value="12.5487880760855">
            <text:p>12,5487880761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0">
            <text:p>0</text:p>
          </table:table-cell>
          <table:table-cell office:value-type="float" office:value="470914">
            <text:p>470914</text:p>
          </table:table-cell>
          <table:table-cell office:value-type="float" office:value="1025033">
            <text:p>1025033</text:p>
          </table:table-cell>
          <table:table-cell office:value-type="float" office:value="1006304">
            <text:p>1006304</text:p>
          </table:table-cell>
          <table:table-cell table:formula="of:=[.C65]/([.$A65]*LOG([.$A65];2))" office:value-type="float" office:value="5.92141899791045">
            <text:p>5,9214189979</text:p>
          </table:table-cell>
          <table:table-cell table:formula="of:=[.D65]/([.$A65]*LOG([.$A65];2))" office:value-type="float" office:value="12.8890835262599">
            <text:p>12,8890835263</text:p>
          </table:table-cell>
          <table:table-cell table:formula="of:=[.E65]/([.$A65]*LOG([.$A65];2))" office:value-type="float" office:value="12.6535792592135">
            <text:p>12,6535792592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501444">
            <text:p>501444</text:p>
          </table:table-cell>
          <table:table-cell office:value-type="float" office:value="1012259">
            <text:p>1012259</text:p>
          </table:table-cell>
          <table:table-cell office:value-type="float" office:value="1037235">
            <text:p>1037235</text:p>
          </table:table-cell>
          <table:table-cell table:formula="of:=[.C66]/([.$A66]*LOG([.$A66];2))" office:value-type="float" office:value="6.19565636693815">
            <text:p>6,1956563669</text:p>
          </table:table-cell>
          <table:table-cell table:formula="of:=[.D66]/([.$A66]*LOG([.$A66];2))" office:value-type="float" office:value="12.5070973395642">
            <text:p>12,5070973396</text:p>
          </table:table-cell>
          <table:table-cell table:formula="of:=[.E66]/([.$A66]*LOG([.$A66];2))" office:value-type="float" office:value="12.8156915463364">
            <text:p>12,8156915463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0">
            <text:p>0</text:p>
          </table:table-cell>
          <table:table-cell office:value-type="float" office:value="486650">
            <text:p>486650</text:p>
          </table:table-cell>
          <table:table-cell office:value-type="float" office:value="1242457">
            <text:p>1242457</text:p>
          </table:table-cell>
          <table:table-cell office:value-type="float" office:value="1302164">
            <text:p>1302164</text:p>
          </table:table-cell>
          <table:table-cell table:formula="of:=[.C67]/([.$A67]*LOG([.$A67];2))" office:value-type="float" office:value="5.90992252755156">
            <text:p>5,9099225276</text:p>
          </table:table-cell>
          <table:table-cell table:formula="of:=[.D67]/([.$A67]*LOG([.$A67];2))" office:value-type="float" office:value="15.0885125116904">
            <text:p>15,0885125117</text:p>
          </table:table-cell>
          <table:table-cell table:formula="of:=[.E67]/([.$A67]*LOG([.$A67];2))" office:value-type="float" office:value="15.8135998318435">
            <text:p>15,8135998318</text:p>
          </table:table-cell>
        </table:table-row>
        <table:table-row table:style-name="ro1">
          <table:table-cell office:value-type="float" office:value="6601">
            <text:p>6601</text:p>
          </table:table-cell>
          <table:table-cell office:value-type="float" office:value="0">
            <text:p>0</text:p>
          </table:table-cell>
          <table:table-cell office:value-type="float" office:value="491737">
            <text:p>491737</text:p>
          </table:table-cell>
          <table:table-cell office:value-type="float" office:value="1041343">
            <text:p>1041343</text:p>
          </table:table-cell>
          <table:table-cell office:value-type="float" office:value="1046178">
            <text:p>1046178</text:p>
          </table:table-cell>
          <table:table-cell table:formula="of:=[.C68]/([.$A68]*LOG([.$A68];2))" office:value-type="float" office:value="5.87102508041345">
            <text:p>5,8710250804</text:p>
          </table:table-cell>
          <table:table-cell table:formula="of:=[.D68]/([.$A68]*LOG([.$A68];2))" office:value-type="float" office:value="12.4329689860901">
            <text:p>12,4329689861</text:p>
          </table:table-cell>
          <table:table-cell table:formula="of:=[.E68]/([.$A68]*LOG([.$A68];2))" office:value-type="float" office:value="12.490695791809">
            <text:p>12,4906957918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office:value-type="float" office:value="0">
            <text:p>0</text:p>
          </table:table-cell>
          <table:table-cell office:value-type="float" office:value="498926">
            <text:p>498926</text:p>
          </table:table-cell>
          <table:table-cell office:value-type="float" office:value="1068554">
            <text:p>1068554</text:p>
          </table:table-cell>
          <table:table-cell office:value-type="float" office:value="1103378">
            <text:p>1103378</text:p>
          </table:table-cell>
          <table:table-cell table:formula="of:=[.C69]/([.$A69]*LOG([.$A69];2))" office:value-type="float" office:value="5.85794752838372">
            <text:p>5,8579475284</text:p>
          </table:table-cell>
          <table:table-cell table:formula="of:=[.D69]/([.$A69]*LOG([.$A69];2))" office:value-type="float" office:value="12.5460153674985">
            <text:p>12,5460153675</text:p>
          </table:table-cell>
          <table:table-cell table:formula="of:=[.E69]/([.$A69]*LOG([.$A69];2))" office:value-type="float" office:value="12.9548879552739">
            <text:p>12,9548879553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float" office:value="0">
            <text:p>0</text:p>
          </table:table-cell>
          <table:table-cell office:value-type="float" office:value="506860">
            <text:p>506860</text:p>
          </table:table-cell>
          <table:table-cell office:value-type="float" office:value="1081038">
            <text:p>1081038</text:p>
          </table:table-cell>
          <table:table-cell office:value-type="float" office:value="1085409">
            <text:p>1085409</text:p>
          </table:table-cell>
          <table:table-cell table:formula="of:=[.C70]/([.$A70]*LOG([.$A70];2))" office:value-type="float" office:value="5.85375587332829">
            <text:p>5,8537558733</text:p>
          </table:table-cell>
          <table:table-cell table:formula="of:=[.D70]/([.$A70]*LOG([.$A70];2))" office:value-type="float" office:value="12.4849712776527">
            <text:p>12,4849712777</text:p>
          </table:table-cell>
          <table:table-cell table:formula="of:=[.E70]/([.$A70]*LOG([.$A70];2))" office:value-type="float" office:value="12.5354522130635">
            <text:p>12,5354522131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float" office:value="0">
            <text:p>0</text:p>
          </table:table-cell>
          <table:table-cell office:value-type="float" office:value="512336">
            <text:p>512336</text:p>
          </table:table-cell>
          <table:table-cell office:value-type="float" office:value="1098907">
            <text:p>1098907</text:p>
          </table:table-cell>
          <table:table-cell office:value-type="float" office:value="1115409">
            <text:p>1115409</text:p>
          </table:table-cell>
          <table:table-cell table:formula="of:=[.C71]/([.$A71]*LOG([.$A71];2))" office:value-type="float" office:value="5.82162810107064">
            <text:p>5,8216281011</text:p>
          </table:table-cell>
          <table:table-cell table:formula="of:=[.D71]/([.$A71]*LOG([.$A71];2))" office:value-type="float" office:value="12.4867818612458">
            <text:p>12,4867818612</text:p>
          </table:table-cell>
          <table:table-cell table:formula="of:=[.E71]/([.$A71]*LOG([.$A71];2))" office:value-type="float" office:value="12.6742926099027">
            <text:p>12,6742926099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0">
            <text:p>0</text:p>
          </table:table-cell>
          <table:table-cell office:value-type="float" office:value="520777">
            <text:p>520777</text:p>
          </table:table-cell>
          <table:table-cell office:value-type="float" office:value="1132026">
            <text:p>1132026</text:p>
          </table:table-cell>
          <table:table-cell office:value-type="float" office:value="1126470">
            <text:p>1126470</text:p>
          </table:table-cell>
          <table:table-cell table:formula="of:=[.C72]/([.$A72]*LOG([.$A72];2))" office:value-type="float" office:value="5.8235400363343">
            <text:p>5,8235400363</text:p>
          </table:table-cell>
          <table:table-cell table:formula="of:=[.D72]/([.$A72]*LOG([.$A72];2))" office:value-type="float" office:value="12.658774740765">
            <text:p>12,6587747408</text:p>
          </table:table-cell>
          <table:table-cell table:formula="of:=[.E72]/([.$A72]*LOG([.$A72];2))" office:value-type="float" office:value="12.5966452910353">
            <text:p>12,596645291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float" office:value="0">
            <text:p>0</text:p>
          </table:table-cell>
          <table:table-cell office:value-type="float" office:value="526351">
            <text:p>526351</text:p>
          </table:table-cell>
          <table:table-cell office:value-type="float" office:value="1161118">
            <text:p>1161118</text:p>
          </table:table-cell>
          <table:table-cell office:value-type="float" office:value="1157313">
            <text:p>1157313</text:p>
          </table:table-cell>
          <table:table-cell table:formula="of:=[.C73]/([.$A73]*LOG([.$A73];2))" office:value-type="float" office:value="5.79370211526737">
            <text:p>5,7937021153</text:p>
          </table:table-cell>
          <table:table-cell table:formula="of:=[.D73]/([.$A73]*LOG([.$A73];2))" office:value-type="float" office:value="12.7807714104752">
            <text:p>12,7807714105</text:p>
          </table:table-cell>
          <table:table-cell table:formula="of:=[.E73]/([.$A73]*LOG([.$A73];2))" office:value-type="float" office:value="12.73888864299">
            <text:p>12,738888643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0">
            <text:p>0</text:p>
          </table:table-cell>
          <table:table-cell office:value-type="float" office:value="731390">
            <text:p>731390</text:p>
          </table:table-cell>
          <table:table-cell office:value-type="float" office:value="1170117">
            <text:p>1170117</text:p>
          </table:table-cell>
          <table:table-cell office:value-type="float" office:value="1178390">
            <text:p>1178390</text:p>
          </table:table-cell>
          <table:table-cell table:formula="of:=[.C74]/([.$A74]*LOG([.$A74];2))" office:value-type="float" office:value="7.92632932950548">
            <text:p>7,9263293295</text:p>
          </table:table-cell>
          <table:table-cell table:formula="of:=[.D74]/([.$A74]*LOG([.$A74];2))" office:value-type="float" office:value="12.6809673307715">
            <text:p>12,6809673308</text:p>
          </table:table-cell>
          <table:table-cell table:formula="of:=[.E74]/([.$A74]*LOG([.$A74];2))" office:value-type="float" office:value="12.7706247263375">
            <text:p>12,7706247263</text:p>
          </table:table-cell>
        </table:table-row>
        <table:table-row table:style-name="ro1">
          <table:table-cell office:value-type="float" office:value="7301">
            <text:p>7301</text:p>
          </table:table-cell>
          <table:table-cell office:value-type="float" office:value="0">
            <text:p>0</text:p>
          </table:table-cell>
          <table:table-cell office:value-type="float" office:value="541994">
            <text:p>541994</text:p>
          </table:table-cell>
          <table:table-cell office:value-type="float" office:value="1191347">
            <text:p>1191347</text:p>
          </table:table-cell>
          <table:table-cell office:value-type="float" office:value="1214498">
            <text:p>1214498</text:p>
          </table:table-cell>
          <table:table-cell table:formula="of:=[.C75]/([.$A75]*LOG([.$A75];2))" office:value-type="float" office:value="5.78434531306213">
            <text:p>5,7843453131</text:p>
          </table:table-cell>
          <table:table-cell table:formula="of:=[.D75]/([.$A75]*LOG([.$A75];2))" office:value-type="float" office:value="12.7144625875575">
            <text:p>12,7144625876</text:p>
          </table:table-cell>
          <table:table-cell table:formula="of:=[.E75]/([.$A75]*LOG([.$A75];2))" office:value-type="float" office:value="12.9615379764782">
            <text:p>12,9615379765</text:p>
          </table:table-cell>
        </table:table-row>
        <table:table-row table:style-name="ro1">
          <table:table-cell office:value-type="float" office:value="7401">
            <text:p>7401</text:p>
          </table:table-cell>
          <table:table-cell office:value-type="float" office:value="0">
            <text:p>0</text:p>
          </table:table-cell>
          <table:table-cell office:value-type="float" office:value="551038">
            <text:p>551038</text:p>
          </table:table-cell>
          <table:table-cell office:value-type="float" office:value="1208731">
            <text:p>1208731</text:p>
          </table:table-cell>
          <table:table-cell office:value-type="float" office:value="1216569">
            <text:p>1216569</text:p>
          </table:table-cell>
          <table:table-cell table:formula="of:=[.C76]/([.$A76]*LOG([.$A76];2))" office:value-type="float" office:value="5.79254732942889">
            <text:p>5,7925473294</text:p>
          </table:table-cell>
          <table:table-cell table:formula="of:=[.D76]/([.$A76]*LOG([.$A76];2))" office:value-type="float" office:value="12.7062589622638">
            <text:p>12,7062589623</text:p>
          </table:table-cell>
          <table:table-cell table:formula="of:=[.E76]/([.$A76]*LOG([.$A76];2))" office:value-type="float" office:value="12.7886525285298">
            <text:p>12,7886525285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office:value-type="float" office:value="0">
            <text:p>0</text:p>
          </table:table-cell>
          <table:table-cell office:value-type="float" office:value="555908">
            <text:p>555908</text:p>
          </table:table-cell>
          <table:table-cell office:value-type="float" office:value="1225978">
            <text:p>1225978</text:p>
          </table:table-cell>
          <table:table-cell office:value-type="float" office:value="1244439">
            <text:p>1244439</text:p>
          </table:table-cell>
          <table:table-cell table:formula="of:=[.C77]/([.$A77]*LOG([.$A77];2))" office:value-type="float" office:value="5.75716224440623">
            <text:p>5,7571622444</text:p>
          </table:table-cell>
          <table:table-cell table:formula="of:=[.D77]/([.$A77]*LOG([.$A77];2))" office:value-type="float" office:value="12.6966229197505">
            <text:p>12,6966229198</text:p>
          </table:table-cell>
          <table:table-cell table:formula="of:=[.E77]/([.$A77]*LOG([.$A77];2))" office:value-type="float" office:value="12.8878109799942">
            <text:p>12,88781098</text:p>
          </table:table-cell>
        </table:table-row>
        <table:table-row table:style-name="ro1">
          <table:table-cell office:value-type="float" office:value="7601">
            <text:p>7601</text:p>
          </table:table-cell>
          <table:table-cell office:value-type="float" office:value="0">
            <text:p>0</text:p>
          </table:table-cell>
          <table:table-cell office:value-type="float" office:value="565842">
            <text:p>565842</text:p>
          </table:table-cell>
          <table:table-cell office:value-type="float" office:value="1232345">
            <text:p>1232345</text:p>
          </table:table-cell>
          <table:table-cell office:value-type="float" office:value="1286889">
            <text:p>1286889</text:p>
          </table:table-cell>
          <table:table-cell table:formula="of:=[.C78]/([.$A78]*LOG([.$A78];2))" office:value-type="float" office:value="5.77437577592742">
            <text:p>5,7743757759</text:p>
          </table:table-cell>
          <table:table-cell table:formula="of:=[.D78]/([.$A78]*LOG([.$A78];2))" office:value-type="float" office:value="12.5759896147428">
            <text:p>12,5759896147</text:p>
          </table:table-cell>
          <table:table-cell table:formula="of:=[.E78]/([.$A78]*LOG([.$A78];2))" office:value-type="float" office:value="13.1326071021724">
            <text:p>13,1326071022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0">
            <text:p>0</text:p>
          </table:table-cell>
          <table:table-cell office:value-type="float" office:value="573496">
            <text:p>573496</text:p>
          </table:table-cell>
          <table:table-cell office:value-type="float" office:value="1274581">
            <text:p>1274581</text:p>
          </table:table-cell>
          <table:table-cell office:value-type="float" office:value="1285811">
            <text:p>1285811</text:p>
          </table:table-cell>
          <table:table-cell table:formula="of:=[.C79]/([.$A79]*LOG([.$A79];2))" office:value-type="float" office:value="5.76805116788306">
            <text:p>5,7680511679</text:p>
          </table:table-cell>
          <table:table-cell table:formula="of:=[.D79]/([.$A79]*LOG([.$A79];2))" office:value-type="float" office:value="12.8193543208873">
            <text:p>12,8193543209</text:p>
          </table:table-cell>
          <table:table-cell table:formula="of:=[.E79]/([.$A79]*LOG([.$A79];2))" office:value-type="float" office:value="12.9323023006732">
            <text:p>12,9323023007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0">
            <text:p>0</text:p>
          </table:table-cell>
          <table:table-cell office:value-type="float" office:value="616931">
            <text:p>616931</text:p>
          </table:table-cell>
          <table:table-cell office:value-type="float" office:value="1297500">
            <text:p>1297500</text:p>
          </table:table-cell>
          <table:table-cell office:value-type="float" office:value="1312266">
            <text:p>1312266</text:p>
          </table:table-cell>
          <table:table-cell table:formula="of:=[.C80]/([.$A80]*LOG([.$A80];2))" office:value-type="float" office:value="6.11654940128021">
            <text:p>6,1165494013</text:p>
          </table:table-cell>
          <table:table-cell table:formula="of:=[.D80]/([.$A80]*LOG([.$A80];2))" office:value-type="float" office:value="12.864036412761">
            <text:p>12,8640364128</text:p>
          </table:table-cell>
          <table:table-cell table:formula="of:=[.E80]/([.$A80]*LOG([.$A80];2))" office:value-type="float" office:value="13.0104336086538">
            <text:p>13,0104336087</text:p>
          </table:table-cell>
        </table:table-row>
        <table:table-row table:style-name="ro1">
          <table:table-cell office:value-type="float" office:value="7901">
            <text:p>7901</text:p>
          </table:table-cell>
          <table:table-cell office:value-type="float" office:value="0">
            <text:p>0</text:p>
          </table:table-cell>
          <table:table-cell office:value-type="float" office:value="622356">
            <text:p>622356</text:p>
          </table:table-cell>
          <table:table-cell office:value-type="float" office:value="1294495">
            <text:p>1294495</text:p>
          </table:table-cell>
          <table:table-cell office:value-type="float" office:value="1330869">
            <text:p>1330869</text:p>
          </table:table-cell>
          <table:table-cell table:formula="of:=[.C81]/([.$A81]*LOG([.$A81];2))" office:value-type="float" office:value="6.083593413758">
            <text:p>6,0835934138</text:p>
          </table:table-cell>
          <table:table-cell table:formula="of:=[.D81]/([.$A81]*LOG([.$A81];2))" office:value-type="float" office:value="12.6538207330574">
            <text:p>12,6538207331</text:p>
          </table:table-cell>
          <table:table-cell table:formula="of:=[.E81]/([.$A81]*LOG([.$A81];2))" office:value-type="float" office:value="13.0093802951602">
            <text:p>13,0093802952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0">
            <text:p>0</text:p>
          </table:table-cell>
          <table:table-cell office:value-type="float" office:value="595078">
            <text:p>595078</text:p>
          </table:table-cell>
          <table:table-cell office:value-type="float" office:value="1333217">
            <text:p>1333217</text:p>
          </table:table-cell>
          <table:table-cell office:value-type="float" office:value="1339214">
            <text:p>1339214</text:p>
          </table:table-cell>
          <table:table-cell table:formula="of:=[.C82]/([.$A82]*LOG([.$A82];2))" office:value-type="float" office:value="5.73620669991985">
            <text:p>5,7362066999</text:p>
          </table:table-cell>
          <table:table-cell table:formula="of:=[.D82]/([.$A82]*LOG([.$A82];2))" office:value-type="float" office:value="12.8514384464676">
            <text:p>12,8514384465</text:p>
          </table:table-cell>
          <table:table-cell table:formula="of:=[.E82]/([.$A82]*LOG([.$A82];2))" office:value-type="float" office:value="12.9092460474534">
            <text:p>12,9092460475</text:p>
          </table:table-cell>
        </table:table-row>
        <table:table-row table:style-name="ro1">
          <table:table-cell office:value-type="float" office:value="8101">
            <text:p>8101</text:p>
          </table:table-cell>
          <table:table-cell office:value-type="float" office:value="0">
            <text:p>0</text:p>
          </table:table-cell>
          <table:table-cell office:value-type="float" office:value="597379">
            <text:p>597379</text:p>
          </table:table-cell>
          <table:table-cell office:value-type="float" office:value="1349507">
            <text:p>1349507</text:p>
          </table:table-cell>
          <table:table-cell office:value-type="float" office:value="1406081">
            <text:p>1406081</text:p>
          </table:table-cell>
          <table:table-cell table:formula="of:=[.C83]/([.$A83]*LOG([.$A83];2))" office:value-type="float" office:value="5.67945526103912">
            <text:p>5,679455261</text:p>
          </table:table-cell>
          <table:table-cell table:formula="of:=[.D83]/([.$A83]*LOG([.$A83];2))" office:value-type="float" office:value="12.8301541081275">
            <text:p>12,8301541081</text:p>
          </table:table-cell>
          <table:table-cell table:formula="of:=[.E83]/([.$A83]*LOG([.$A83];2))" office:value-type="float" office:value="13.3680195200989">
            <text:p>13,3680195201</text:p>
          </table:table-cell>
        </table:table-row>
        <table:table-row table:style-name="ro1">
          <table:table-cell office:value-type="float" office:value="8201">
            <text:p>8201</text:p>
          </table:table-cell>
          <table:table-cell office:value-type="float" office:value="0">
            <text:p>0</text:p>
          </table:table-cell>
          <table:table-cell office:value-type="float" office:value="626632">
            <text:p>626632</text:p>
          </table:table-cell>
          <table:table-cell office:value-type="float" office:value="1403178">
            <text:p>1403178</text:p>
          </table:table-cell>
          <table:table-cell office:value-type="float" office:value="1403639">
            <text:p>1403639</text:p>
          </table:table-cell>
          <table:table-cell table:formula="of:=[.C84]/([.$A84]*LOG([.$A84];2))" office:value-type="float" office:value="5.87691604888421">
            <text:p>5,8769160489</text:p>
          </table:table-cell>
          <table:table-cell table:formula="of:=[.D84]/([.$A84]*LOG([.$A84];2))" office:value-type="float" office:value="13.1598119911547">
            <text:p>13,1598119912</text:p>
          </table:table-cell>
          <table:table-cell table:formula="of:=[.E84]/([.$A84]*LOG([.$A84];2))" office:value-type="float" office:value="13.1641355148473">
            <text:p>13,1641355148</text:p>
          </table:table-cell>
        </table:table-row>
        <table:table-row table:style-name="ro1">
          <table:table-cell office:value-type="float" office:value="8301">
            <text:p>8301</text:p>
          </table:table-cell>
          <table:table-cell office:value-type="float" office:value="0">
            <text:p>0</text:p>
          </table:table-cell>
          <table:table-cell office:value-type="float" office:value="631467">
            <text:p>631467</text:p>
          </table:table-cell>
          <table:table-cell office:value-type="float" office:value="1429265">
            <text:p>1429265</text:p>
          </table:table-cell>
          <table:table-cell office:value-type="float" office:value="1447671">
            <text:p>1447671</text:p>
          </table:table-cell>
          <table:table-cell table:formula="of:=[.C85]/([.$A85]*LOG([.$A85];2))" office:value-type="float" office:value="5.84305941790534">
            <text:p>5,8430594179</text:p>
          </table:table-cell>
          <table:table-cell table:formula="of:=[.D85]/([.$A85]*LOG([.$A85];2))" office:value-type="float" office:value="13.2252046725046">
            <text:p>13,2252046725</text:p>
          </table:table-cell>
          <table:table-cell table:formula="of:=[.E85]/([.$A85]*LOG([.$A85];2))" office:value-type="float" office:value="13.3955181673444">
            <text:p>13,3955181673</text:p>
          </table:table-cell>
        </table:table-row>
        <table:table-row table:style-name="ro1">
          <table:table-cell office:value-type="float" office:value="8401">
            <text:p>8401</text:p>
          </table:table-cell>
          <table:table-cell office:value-type="float" office:value="0">
            <text:p>0</text:p>
          </table:table-cell>
          <table:table-cell office:value-type="float" office:value="639363">
            <text:p>639363</text:p>
          </table:table-cell>
          <table:table-cell office:value-type="float" office:value="1459647">
            <text:p>1459647</text:p>
          </table:table-cell>
          <table:table-cell office:value-type="float" office:value="1475072">
            <text:p>1475072</text:p>
          </table:table-cell>
          <table:table-cell table:formula="of:=[.C86]/([.$A86]*LOG([.$A86];2))" office:value-type="float" office:value="5.83795386017198">
            <text:p>5,8379538602</text:p>
          </table:table-cell>
          <table:table-cell table:formula="of:=[.D86]/([.$A86]*LOG([.$A86];2))" office:value-type="float" office:value="13.3278776503152">
            <text:p>13,3278776503</text:p>
          </table:table-cell>
          <table:table-cell table:formula="of:=[.E86]/([.$A86]*LOG([.$A86];2))" office:value-type="float" office:value="13.4687216439356">
            <text:p>13,4687216439</text:p>
          </table:table-cell>
        </table:table-row>
        <table:table-row table:style-name="ro1">
          <table:table-cell office:value-type="float" office:value="8501">
            <text:p>8501</text:p>
          </table:table-cell>
          <table:table-cell office:value-type="float" office:value="0">
            <text:p>0</text:p>
          </table:table-cell>
          <table:table-cell office:value-type="float" office:value="783192">
            <text:p>783192</text:p>
          </table:table-cell>
          <table:table-cell office:value-type="float" office:value="1471098">
            <text:p>1471098</text:p>
          </table:table-cell>
          <table:table-cell office:value-type="float" office:value="1500354">
            <text:p>1500354</text:p>
          </table:table-cell>
          <table:table-cell table:formula="of:=[.C87]/([.$A87]*LOG([.$A87];2))" office:value-type="float" office:value="7.05787592913531">
            <text:p>7,0578759291</text:p>
          </table:table-cell>
          <table:table-cell table:formula="of:=[.D87]/([.$A87]*LOG([.$A87];2))" office:value-type="float" office:value="13.2570648877914">
            <text:p>13,2570648878</text:p>
          </table:table-cell>
          <table:table-cell table:formula="of:=[.E87]/([.$A87]*LOG([.$A87];2))" office:value-type="float" office:value="13.5207106070821">
            <text:p>13,520710607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0">
            <text:p>0</text:p>
          </table:table-cell>
          <table:table-cell office:value-type="float" office:value="652754">
            <text:p>652754</text:p>
          </table:table-cell>
          <table:table-cell office:value-type="float" office:value="1488989">
            <text:p>1488989</text:p>
          </table:table-cell>
          <table:table-cell office:value-type="float" office:value="1506529">
            <text:p>1506529</text:p>
          </table:table-cell>
          <table:table-cell table:formula="of:=[.C88]/([.$A88]*LOG([.$A88];2))" office:value-type="float" office:value="5.80651315075471">
            <text:p>5,8065131508</text:p>
          </table:table-cell>
          <table:table-cell table:formula="of:=[.D88]/([.$A88]*LOG([.$A88];2))" office:value-type="float" office:value="13.2451646559486">
            <text:p>13,2451646559</text:p>
          </table:table-cell>
          <table:table-cell table:formula="of:=[.E88]/([.$A88]*LOG([.$A88];2))" office:value-type="float" office:value="13.4011901121913">
            <text:p>13,4011901122</text:p>
          </table:table-cell>
        </table:table-row>
        <table:table-row table:style-name="ro1">
          <table:table-cell office:value-type="float" office:value="8701">
            <text:p>8701</text:p>
          </table:table-cell>
          <table:table-cell office:value-type="float" office:value="0">
            <text:p>0</text:p>
          </table:table-cell>
          <table:table-cell office:value-type="float" office:value="656003">
            <text:p>656003</text:p>
          </table:table-cell>
          <table:table-cell office:value-type="float" office:value="1492980">
            <text:p>1492980</text:p>
          </table:table-cell>
          <table:table-cell office:value-type="float" office:value="1533370">
            <text:p>1533370</text:p>
          </table:table-cell>
          <table:table-cell table:formula="of:=[.C89]/([.$A89]*LOG([.$A89];2))" office:value-type="float" office:value="5.76099766487464">
            <text:p>5,7609976649</text:p>
          </table:table-cell>
          <table:table-cell table:formula="of:=[.D89]/([.$A89]*LOG([.$A89];2))" office:value-type="float" office:value="13.1113032923699">
            <text:p>13,1113032924</text:p>
          </table:table-cell>
          <table:table-cell table:formula="of:=[.E89]/([.$A89]*LOG([.$A89];2))" office:value-type="float" office:value="13.4660069990363">
            <text:p>13,466006999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0">
            <text:p>0</text:p>
          </table:table-cell>
          <table:table-cell office:value-type="float" office:value="671882">
            <text:p>671882</text:p>
          </table:table-cell>
          <table:table-cell office:value-type="float" office:value="1495875">
            <text:p>1495875</text:p>
          </table:table-cell>
          <table:table-cell office:value-type="float" office:value="1549047">
            <text:p>1549047</text:p>
          </table:table-cell>
          <table:table-cell table:formula="of:=[.C90]/([.$A90]*LOG([.$A90];2))" office:value-type="float" office:value="5.82606427688912">
            <text:p>5,8260642769</text:p>
          </table:table-cell>
          <table:table-cell table:formula="of:=[.D90]/([.$A90]*LOG([.$A90];2))" office:value-type="float" office:value="12.9711227569596">
            <text:p>12,971122757</text:p>
          </table:table-cell>
          <table:table-cell table:formula="of:=[.E90]/([.$A90]*LOG([.$A90];2))" office:value-type="float" office:value="13.4321910542659">
            <text:p>13,4321910543</text:p>
          </table:table-cell>
        </table:table-row>
        <table:table-row table:style-name="ro1">
          <table:table-cell office:value-type="float" office:value="8901">
            <text:p>8901</text:p>
          </table:table-cell>
          <table:table-cell office:value-type="float" office:value="0">
            <text:p>0</text:p>
          </table:table-cell>
          <table:table-cell office:value-type="float" office:value="668623">
            <text:p>668623</text:p>
          </table:table-cell>
          <table:table-cell office:value-type="float" office:value="1563352">
            <text:p>1563352</text:p>
          </table:table-cell>
          <table:table-cell office:value-type="float" office:value="1586669">
            <text:p>1586669</text:p>
          </table:table-cell>
          <table:table-cell table:formula="of:=[.C91]/([.$A91]*LOG([.$A91];2))" office:value-type="float" office:value="5.72554582034984">
            <text:p>5,7255458203</text:p>
          </table:table-cell>
          <table:table-cell table:formula="of:=[.D91]/([.$A91]*LOG([.$A91];2))" office:value-type="float" office:value="13.3872802899924">
            <text:p>13,38728029</text:p>
          </table:table-cell>
          <table:table-cell table:formula="of:=[.E91]/([.$A91]*LOG([.$A91];2))" office:value-type="float" office:value="13.5869481923725">
            <text:p>13,5869481924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681861">
            <text:p>681861</text:p>
          </table:table-cell>
          <table:table-cell office:value-type="float" office:value="1568214">
            <text:p>1568214</text:p>
          </table:table-cell>
          <table:table-cell office:value-type="float" office:value="1569274">
            <text:p>1569274</text:p>
          </table:table-cell>
          <table:table-cell table:formula="of:=[.C92]/([.$A92]*LOG([.$A92];2))" office:value-type="float" office:value="5.76695100309131">
            <text:p>5,7669510031</text:p>
          </table:table-cell>
          <table:table-cell table:formula="of:=[.D92]/([.$A92]*LOG([.$A92];2))" office:value-type="float" office:value="13.2634265640091">
            <text:p>13,263426564</text:p>
          </table:table-cell>
          <table:table-cell table:formula="of:=[.E92]/([.$A92]*LOG([.$A92];2))" office:value-type="float" office:value="13.2723916874922">
            <text:p>13,2723916875</text:p>
          </table:table-cell>
        </table:table-row>
        <table:table-row table:style-name="ro1">
          <table:table-cell office:value-type="float" office:value="9101">
            <text:p>9101</text:p>
          </table:table-cell>
          <table:table-cell office:value-type="float" office:value="0">
            <text:p>0</text:p>
          </table:table-cell>
          <table:table-cell office:value-type="float" office:value="873157">
            <text:p>873157</text:p>
          </table:table-cell>
          <table:table-cell office:value-type="float" office:value="1561117">
            <text:p>1561117</text:p>
          </table:table-cell>
          <table:table-cell office:value-type="float" office:value="1602597">
            <text:p>1602597</text:p>
          </table:table-cell>
          <table:table-cell table:formula="of:=[.C93]/([.$A93]*LOG([.$A93];2))" office:value-type="float" office:value="7.29487275239164">
            <text:p>7,2948727524</text:p>
          </table:table-cell>
          <table:table-cell table:formula="of:=[.D93]/([.$A93]*LOG([.$A93];2))" office:value-type="float" office:value="13.0424996496568">
            <text:p>13,0424996497</text:p>
          </table:table-cell>
          <table:table-cell table:formula="of:=[.E93]/([.$A93]*LOG([.$A93];2))" office:value-type="float" office:value="13.3890482334386">
            <text:p>13,3890482334</text:p>
          </table:table-cell>
        </table:table-row>
        <table:table-row table:style-name="ro1">
          <table:table-cell office:value-type="float" office:value="9201">
            <text:p>9201</text:p>
          </table:table-cell>
          <table:table-cell office:value-type="float" office:value="0">
            <text:p>0</text:p>
          </table:table-cell>
          <table:table-cell office:value-type="float" office:value="699218">
            <text:p>699218</text:p>
          </table:table-cell>
          <table:table-cell office:value-type="float" office:value="1580565">
            <text:p>1580565</text:p>
          </table:table-cell>
          <table:table-cell office:value-type="float" office:value="1630479">
            <text:p>1630479</text:p>
          </table:table-cell>
          <table:table-cell table:formula="of:=[.C94]/([.$A94]*LOG([.$A94];2))" office:value-type="float" office:value="5.77127501566872">
            <text:p>5,7712750157</text:p>
          </table:table-cell>
          <table:table-cell table:formula="of:=[.D94]/([.$A94]*LOG([.$A94];2))" office:value-type="float" office:value="13.0458244712528">
            <text:p>13,0458244713</text:p>
          </table:table-cell>
          <table:table-cell table:formula="of:=[.E94]/([.$A94]*LOG([.$A94];2))" office:value-type="float" office:value="13.4578096048336">
            <text:p>13,4578096048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0">
            <text:p>0</text:p>
          </table:table-cell>
          <table:table-cell office:value-type="float" office:value="729677">
            <text:p>729677</text:p>
          </table:table-cell>
          <table:table-cell office:value-type="float" office:value="1614629">
            <text:p>1614629</text:p>
          </table:table-cell>
          <table:table-cell office:value-type="float" office:value="1677747">
            <text:p>1677747</text:p>
          </table:table-cell>
          <table:table-cell table:formula="of:=[.C95]/([.$A95]*LOG([.$A95];2))" office:value-type="float" office:value="5.95087950108293">
            <text:p>5,9508795011</text:p>
          </table:table-cell>
          <table:table-cell table:formula="of:=[.D95]/([.$A95]*LOG([.$A95];2))" office:value-type="float" office:value="13.168103993896">
            <text:p>13,1681039939</text:p>
          </table:table-cell>
          <table:table-cell table:formula="of:=[.E95]/([.$A95]*LOG([.$A95];2))" office:value-type="float" office:value="13.6828627328303">
            <text:p>13,6828627328</text:p>
          </table:table-cell>
        </table:table-row>
        <table:table-row table:style-name="ro1">
          <table:table-cell office:value-type="float" office:value="9401">
            <text:p>9401</text:p>
          </table:table-cell>
          <table:table-cell office:value-type="float" office:value="0">
            <text:p>0</text:p>
          </table:table-cell>
          <table:table-cell office:value-type="float" office:value="712066">
            <text:p>712066</text:p>
          </table:table-cell>
          <table:table-cell office:value-type="float" office:value="1624306">
            <text:p>1624306</text:p>
          </table:table-cell>
          <table:table-cell office:value-type="float" office:value="1690006">
            <text:p>1690006</text:p>
          </table:table-cell>
          <table:table-cell table:formula="of:=[.C96]/([.$A96]*LOG([.$A96];2))" office:value-type="float" office:value="5.73876417463948">
            <text:p>5,7387641746</text:p>
          </table:table-cell>
          <table:table-cell table:formula="of:=[.D96]/([.$A96]*LOG([.$A96];2))" office:value-type="float" office:value="13.0907936644243">
            <text:p>13,0907936644</text:p>
          </table:table-cell>
          <table:table-cell table:formula="of:=[.E96]/([.$A96]*LOG([.$A96];2))" office:value-type="float" office:value="13.6202906580651">
            <text:p>13,6202906581</text:p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0">
            <text:p>0</text:p>
          </table:table-cell>
          <table:table-cell office:value-type="float" office:value="715010">
            <text:p>715010</text:p>
          </table:table-cell>
          <table:table-cell office:value-type="float" office:value="1656299">
            <text:p>1656299</text:p>
          </table:table-cell>
          <table:table-cell office:value-type="float" office:value="1721222">
            <text:p>1721222</text:p>
          </table:table-cell>
          <table:table-cell table:formula="of:=[.C97]/([.$A97]*LOG([.$A97];2))" office:value-type="float" office:value="5.69525240984652">
            <text:p>5,6952524098</text:p>
          </table:table-cell>
          <table:table-cell table:formula="of:=[.D97]/([.$A97]*LOG([.$A97];2))" office:value-type="float" office:value="13.1928796396923">
            <text:p>13,1928796397</text:p>
          </table:table-cell>
          <table:table-cell table:formula="of:=[.E97]/([.$A97]*LOG([.$A97];2))" office:value-type="float" office:value="13.7100092913118">
            <text:p>13,7100092913</text:p>
          </table:table-cell>
        </table:table-row>
        <table:table-row table:style-name="ro1">
          <table:table-cell office:value-type="float" office:value="9601">
            <text:p>9601</text:p>
          </table:table-cell>
          <table:table-cell office:value-type="float" office:value="0">
            <text:p>0</text:p>
          </table:table-cell>
          <table:table-cell office:value-type="float" office:value="727552">
            <text:p>727552</text:p>
          </table:table-cell>
          <table:table-cell office:value-type="float" office:value="1689410">
            <text:p>1689410</text:p>
          </table:table-cell>
          <table:table-cell office:value-type="float" office:value="1704573">
            <text:p>1704573</text:p>
          </table:table-cell>
          <table:table-cell table:formula="of:=[.C98]/([.$A98]*LOG([.$A98];2))" office:value-type="float" office:value="5.72824482800683">
            <text:p>5,728244828</text:p>
          </table:table-cell>
          <table:table-cell table:formula="of:=[.D98]/([.$A98]*LOG([.$A98];2))" office:value-type="float" office:value="13.3012541988518">
            <text:p>13,3012541989</text:p>
          </table:table-cell>
          <table:table-cell table:formula="of:=[.E98]/([.$A98]*LOG([.$A98];2))" office:value-type="float" office:value="13.4206372482106">
            <text:p>13,4206372482</text:p>
          </table:table-cell>
        </table:table-row>
        <table:table-row table:style-name="ro1">
          <table:table-cell office:value-type="float" office:value="9701">
            <text:p>9701</text:p>
          </table:table-cell>
          <table:table-cell office:value-type="float" office:value="0">
            <text:p>0</text:p>
          </table:table-cell>
          <table:table-cell office:value-type="float" office:value="724383">
            <text:p>724383</text:p>
          </table:table-cell>
          <table:table-cell office:value-type="float" office:value="1715424">
            <text:p>1715424</text:p>
          </table:table-cell>
          <table:table-cell office:value-type="float" office:value="1745623">
            <text:p>1745623</text:p>
          </table:table-cell>
          <table:table-cell table:formula="of:=[.C99]/([.$A99]*LOG([.$A99];2))" office:value-type="float" office:value="5.63813239659679">
            <text:p>5,6381323966</text:p>
          </table:table-cell>
          <table:table-cell table:formula="of:=[.D99]/([.$A99]*LOG([.$A99];2))" office:value-type="float" office:value="13.3517595364602">
            <text:p>13,3517595365</text:p>
          </table:table-cell>
          <table:table-cell table:formula="of:=[.E99]/([.$A99]*LOG([.$A99];2))" office:value-type="float" office:value="13.586809172143">
            <text:p>13,5868091721</text:p>
          </table:table-cell>
        </table:table-row>
        <table:table-row table:style-name="ro1">
          <table:table-cell office:value-type="float" office:value="9801">
            <text:p>9801</text:p>
          </table:table-cell>
          <table:table-cell office:value-type="float" office:value="0">
            <text:p>0</text:p>
          </table:table-cell>
          <table:table-cell office:value-type="float" office:value="742531">
            <text:p>742531</text:p>
          </table:table-cell>
          <table:table-cell office:value-type="float" office:value="1806082">
            <text:p>1806082</text:p>
          </table:table-cell>
          <table:table-cell office:value-type="float" office:value="1749903">
            <text:p>1749903</text:p>
          </table:table-cell>
          <table:table-cell table:formula="of:=[.C100]/([.$A100]*LOG([.$A100];2))" office:value-type="float" office:value="5.71403403391073">
            <text:p>5,7140340339</text:p>
          </table:table-cell>
          <table:table-cell table:formula="of:=[.D100]/([.$A100]*LOG([.$A100];2))" office:value-type="float" office:value="13.8984285047137">
            <text:p>13,8984285047</text:p>
          </table:table-cell>
          <table:table-cell table:formula="of:=[.E100]/([.$A100]*LOG([.$A100];2))" office:value-type="float" office:value="13.4661115805838">
            <text:p>13,4661115806</text:p>
          </table:table-cell>
        </table:table-row>
        <table:table-row table:style-name="ro1">
          <table:table-cell office:value-type="float" office:value="9901">
            <text:p>9901</text:p>
          </table:table-cell>
          <table:table-cell office:value-type="float" office:value="0">
            <text:p>0</text:p>
          </table:table-cell>
          <table:table-cell office:value-type="float" office:value="737380">
            <text:p>737380</text:p>
          </table:table-cell>
          <table:table-cell office:value-type="float" office:value="1777690">
            <text:p>1777690</text:p>
          </table:table-cell>
          <table:table-cell office:value-type="float" office:value="1798069">
            <text:p>1798069</text:p>
          </table:table-cell>
          <table:table-cell table:formula="of:=[.C101]/([.$A101]*LOG([.$A101];2))" office:value-type="float" office:value="5.61088629983755">
            <text:p>5,6108862998</text:p>
          </table:table-cell>
          <table:table-cell table:formula="of:=[.D101]/([.$A101]*LOG([.$A101];2))" office:value-type="float" office:value="13.5268334730508">
            <text:p>13,5268334731</text:p>
          </table:table-cell>
          <table:table-cell table:formula="of:=[.E101]/([.$A101]*LOG([.$A101];2))" office:value-type="float" office:value="13.6819017579303">
            <text:p>13,6819017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6:25:38</dc:date>
    <dc:creator>cingolani ignacio</dc:creator>
    <meta:generator>LibreOffice/3.5$Linux_X86_64 LibreOffice_project/350m1$Build-2</meta:generator>
    <meta:editing-duration>PT20M18S</meta:editing-duration>
    <meta:editing-cycles>5</meta:editing-cycles>
    <meta:document-statistic meta:table-count="1" meta:cell-count="8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style:font-style-name="Predeterminado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69cm" svg:height="9.125cm" xlink:href=".." xlink:type="simple" chart:class="chart:line" chart:style-name="ch1">
        <chart:title svg:x="1.958cm" svg:y="0.318cm" chart:style-name="ch2">
          <text:p>Medicion de tiempo con variacion en la cantidad de días</text:p>
        </chart:title>
        <chart:subtitle svg:x="6.72cm" svg:y="1.279cm" chart:style-name="ch3">
          <text:p>Grafico 1</text:p>
        </chart:subtitle>
        <chart:legend svg:x="10.084cm" svg:y="7.508cm" style:legend-expansion="custom" chartooo:width="4.74cm" chartooo:height="1.616cm" style:legend-expansion-aspect-ratio="2.93316831683168" chart:style-name="ch4"/>
        <chart:plot-area chart:style-name="ch5" table:cell-range-address="Hoja1.A2:Hoja1.A101 Hoja1.C1:Hoja1.E101" chart:data-source-has-labels="both" svg:x="0.52cm" svg:y="1.738cm" svg:width="13.973cm" svg:height="5.871cm">
          <chartooo:coordinate-region svg:x="2.067cm" svg:y="1.937cm" svg:width="12.178cm" svg:height="5.025cm"/>
          <chart:axis chart:dimension="x" chart:name="primary-x" chart:style-name="ch6" chartooo:axis-type="auto">
            <chartooo:date-scale/>
            <chart:title svg:x="5.822cm" svg:y="7.791cm" chart:style-name="ch7">
              <text:p>Cantidad de camiones</text:p>
            </chart:title>
            <chart:categories table:cell-range-address="Hoja1.A2:Hoja1.A101"/>
          </chart:axis>
          <chart:axis chart:dimension="y" chart:name="primary-y" chart:style-name="ch8">
            <chart:title svg:x="0cm" svg:y="6.728cm" chart:style-name="ch9">
              <text:p>Tiempo (en nanosegundos)</text:p>
            </chart:title>
            <chart:grid chart:style-name="ch10" chart:class="major"/>
          </chart:axis>
          <chart:series chart:style-name="ch11" chart:values-cell-range-address="Hoja1.C2:Hoja1.C101" chart:label-cell-address="Hoja1.C1:Hoja1.C1" chart:class="chart:line">
            <chart:data-point chart:repeated="100"/>
          </chart:series>
          <chart:series chart:style-name="ch12" chart:values-cell-range-address="Hoja1.D2:Hoja1.D101" chart:label-cell-address="Hoja1.D1:Hoja1.D1" chart:class="chart:line">
            <chart:data-point chart:repeated="100"/>
          </chart:series>
          <chart:series chart:style-name="ch13" chart:values-cell-range-address="Hoja1.E2:Hoja1.E101" chart:label-cell-address="Hoja1.E1:Hoja1.E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 día</text:p>
                <draw:g>
                  <svg:desc>Hoja1.C1:Hoja1.C1</svg:desc>
                </draw:g>
              </table:table-cell>
              <table:table-cell office:value-type="string">
                <text:p>mil días</text:p>
                <draw:g>
                  <svg:desc>Hoja1.D1:Hoja1.D1</svg:desc>
                </draw:g>
              </table:table-cell>
              <table:table-cell office:value-type="string">
                <text:p>un millón de día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101</svg:desc>
                </draw:g>
              </table:table-cell>
              <table:table-cell office:value-type="float" office:value="195">
                <text:p>195</text:p>
                <draw:g>
                  <svg:desc>Hoja1.C2:Hoja1.C101</svg:desc>
                </draw:g>
              </table:table-cell>
              <table:table-cell office:value-type="float" office:value="533">
                <text:p>533</text:p>
                <draw:g>
                  <svg:desc>Hoja1.D2:Hoja1.D101</svg:desc>
                </draw:g>
              </table:table-cell>
              <table:table-cell office:value-type="float" office:value="532">
                <text:p>532</text:p>
                <draw:g>
                  <svg:desc>Hoja1.E2:Hoja1.E101</svg:desc>
                </draw:g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9115">
                <text:p>19115</text:p>
              </table:table-cell>
              <table:table-cell office:value-type="float" office:value="27045">
                <text:p>27045</text:p>
              </table:table-cell>
              <table:table-cell office:value-type="float" office:value="27148">
                <text:p>2714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6598">
                <text:p>36598</text:p>
              </table:table-cell>
              <table:table-cell office:value-type="float" office:value="54248">
                <text:p>54248</text:p>
              </table:table-cell>
              <table:table-cell office:value-type="float" office:value="57927">
                <text:p>5792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7777">
                <text:p>57777</text:p>
              </table:table-cell>
              <table:table-cell office:value-type="float" office:value="87507">
                <text:p>87507</text:p>
              </table:table-cell>
              <table:table-cell office:value-type="float" office:value="82657">
                <text:p>8265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76701">
                <text:p>76701</text:p>
              </table:table-cell>
              <table:table-cell office:value-type="float" office:value="118511">
                <text:p>118511</text:p>
              </table:table-cell>
              <table:table-cell office:value-type="float" office:value="108633">
                <text:p>10863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96859">
                <text:p>96859</text:p>
              </table:table-cell>
              <table:table-cell office:value-type="float" office:value="156086">
                <text:p>156086</text:p>
              </table:table-cell>
              <table:table-cell office:value-type="float" office:value="154028">
                <text:p>15402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16630">
                <text:p>116630</text:p>
              </table:table-cell>
              <table:table-cell office:value-type="float" office:value="184761">
                <text:p>184761</text:p>
              </table:table-cell>
              <table:table-cell office:value-type="float" office:value="185457">
                <text:p>185457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35290">
                <text:p>135290</text:p>
              </table:table-cell>
              <table:table-cell office:value-type="float" office:value="218665">
                <text:p>218665</text:p>
              </table:table-cell>
              <table:table-cell office:value-type="float" office:value="227512">
                <text:p>22751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55832">
                <text:p>155832</text:p>
              </table:table-cell>
              <table:table-cell office:value-type="float" office:value="96325">
                <text:p>96325</text:p>
              </table:table-cell>
              <table:table-cell office:value-type="float" office:value="254128">
                <text:p>254128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73232">
                <text:p>173232</text:p>
              </table:table-cell>
              <table:table-cell office:value-type="float" office:value="141244">
                <text:p>141244</text:p>
              </table:table-cell>
              <table:table-cell office:value-type="float" office:value="293676">
                <text:p>29367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91604">
                <text:p>191604</text:p>
              </table:table-cell>
              <table:table-cell office:value-type="float" office:value="186359">
                <text:p>186359</text:p>
              </table:table-cell>
              <table:table-cell office:value-type="float" office:value="251988">
                <text:p>251988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215603">
                <text:p>215603</text:p>
              </table:table-cell>
              <table:table-cell office:value-type="float" office:value="172417">
                <text:p>172417</text:p>
              </table:table-cell>
              <table:table-cell office:value-type="float" office:value="146995">
                <text:p>14699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236486">
                <text:p>236486</text:p>
              </table:table-cell>
              <table:table-cell office:value-type="float" office:value="213617">
                <text:p>213617</text:p>
              </table:table-cell>
              <table:table-cell office:value-type="float" office:value="176247">
                <text:p>176247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256558">
                <text:p>256558</text:p>
              </table:table-cell>
              <table:table-cell office:value-type="float" office:value="231733">
                <text:p>231733</text:p>
              </table:table-cell>
              <table:table-cell office:value-type="float" office:value="236706">
                <text:p>236706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276539">
                <text:p>276539</text:p>
              </table:table-cell>
              <table:table-cell office:value-type="float" office:value="256245">
                <text:p>256245</text:p>
              </table:table-cell>
              <table:table-cell office:value-type="float" office:value="247532">
                <text:p>247532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295200">
                <text:p>295200</text:p>
              </table:table-cell>
              <table:table-cell office:value-type="float" office:value="286796">
                <text:p>286796</text:p>
              </table:table-cell>
              <table:table-cell office:value-type="float" office:value="188182">
                <text:p>188182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233825">
                <text:p>233825</text:p>
              </table:table-cell>
              <table:table-cell office:value-type="float" office:value="204955">
                <text:p>204955</text:p>
              </table:table-cell>
              <table:table-cell office:value-type="float" office:value="208894">
                <text:p>208894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121999">
                <text:p>121999</text:p>
              </table:table-cell>
              <table:table-cell office:value-type="float" office:value="216284">
                <text:p>216284</text:p>
              </table:table-cell>
              <table:table-cell office:value-type="float" office:value="266726">
                <text:p>266726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132149">
                <text:p>132149</text:p>
              </table:table-cell>
              <table:table-cell office:value-type="float" office:value="262858">
                <text:p>262858</text:p>
              </table:table-cell>
              <table:table-cell office:value-type="float" office:value="234046">
                <text:p>23404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60079">
                <text:p>160079</text:p>
              </table:table-cell>
              <table:table-cell office:value-type="float" office:value="269241">
                <text:p>269241</text:p>
              </table:table-cell>
              <table:table-cell office:value-type="float" office:value="252999">
                <text:p>252999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88940">
                <text:p>188940</text:p>
              </table:table-cell>
              <table:table-cell office:value-type="float" office:value="327875">
                <text:p>327875</text:p>
              </table:table-cell>
              <table:table-cell office:value-type="float" office:value="392905">
                <text:p>392905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214206">
                <text:p>214206</text:p>
              </table:table-cell>
              <table:table-cell office:value-type="float" office:value="287001">
                <text:p>287001</text:p>
              </table:table-cell>
              <table:table-cell office:value-type="float" office:value="360517">
                <text:p>360517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161040">
                <text:p>161040</text:p>
              </table:table-cell>
              <table:table-cell office:value-type="float" office:value="295939">
                <text:p>295939</text:p>
              </table:table-cell>
              <table:table-cell office:value-type="float" office:value="327613">
                <text:p>327613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172699">
                <text:p>172699</text:p>
              </table:table-cell>
              <table:table-cell office:value-type="float" office:value="552379">
                <text:p>552379</text:p>
              </table:table-cell>
              <table:table-cell office:value-type="float" office:value="446907">
                <text:p>446907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174825">
                <text:p>174825</text:p>
              </table:table-cell>
              <table:table-cell office:value-type="float" office:value="318255">
                <text:p>318255</text:p>
              </table:table-cell>
              <table:table-cell office:value-type="float" office:value="371652">
                <text:p>371652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182730">
                <text:p>182730</text:p>
              </table:table-cell>
              <table:table-cell office:value-type="float" office:value="342344">
                <text:p>342344</text:p>
              </table:table-cell>
              <table:table-cell office:value-type="float" office:value="352841">
                <text:p>352841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188001">
                <text:p>188001</text:p>
              </table:table-cell>
              <table:table-cell office:value-type="float" office:value="355299">
                <text:p>355299</text:p>
              </table:table-cell>
              <table:table-cell office:value-type="float" office:value="504691">
                <text:p>504691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195947">
                <text:p>195947</text:p>
              </table:table-cell>
              <table:table-cell office:value-type="float" office:value="363381">
                <text:p>363381</text:p>
              </table:table-cell>
              <table:table-cell office:value-type="float" office:value="438134">
                <text:p>438134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232771">
                <text:p>232771</text:p>
              </table:table-cell>
              <table:table-cell office:value-type="float" office:value="492784">
                <text:p>492784</text:p>
              </table:table-cell>
              <table:table-cell office:value-type="float" office:value="673926">
                <text:p>673926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213948">
                <text:p>213948</text:p>
              </table:table-cell>
              <table:table-cell office:value-type="float" office:value="456792">
                <text:p>456792</text:p>
              </table:table-cell>
              <table:table-cell office:value-type="float" office:value="512982">
                <text:p>512982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215256">
                <text:p>215256</text:p>
              </table:table-cell>
              <table:table-cell office:value-type="float" office:value="417278">
                <text:p>417278</text:p>
              </table:table-cell>
              <table:table-cell office:value-type="float" office:value="413262">
                <text:p>413262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228858">
                <text:p>228858</text:p>
              </table:table-cell>
              <table:table-cell office:value-type="float" office:value="436173">
                <text:p>436173</text:p>
              </table:table-cell>
              <table:table-cell office:value-type="float" office:value="467423">
                <text:p>467423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232982">
                <text:p>232982</text:p>
              </table:table-cell>
              <table:table-cell office:value-type="float" office:value="443621">
                <text:p>443621</text:p>
              </table:table-cell>
              <table:table-cell office:value-type="float" office:value="451116">
                <text:p>451116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243443">
                <text:p>243443</text:p>
              </table:table-cell>
              <table:table-cell office:value-type="float" office:value="534292">
                <text:p>534292</text:p>
              </table:table-cell>
              <table:table-cell office:value-type="float" office:value="462915">
                <text:p>462915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245068">
                <text:p>245068</text:p>
              </table:table-cell>
              <table:table-cell office:value-type="float" office:value="477335">
                <text:p>477335</text:p>
              </table:table-cell>
              <table:table-cell office:value-type="float" office:value="470086">
                <text:p>470086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257022">
                <text:p>257022</text:p>
              </table:table-cell>
              <table:table-cell office:value-type="float" office:value="494492">
                <text:p>494492</text:p>
              </table:table-cell>
              <table:table-cell office:value-type="float" office:value="656015">
                <text:p>656015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419029">
                <text:p>419029</text:p>
              </table:table-cell>
              <table:table-cell office:value-type="float" office:value="506108">
                <text:p>506108</text:p>
              </table:table-cell>
              <table:table-cell office:value-type="float" office:value="572861">
                <text:p>572861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268229">
                <text:p>268229</text:p>
              </table:table-cell>
              <table:table-cell office:value-type="float" office:value="527499">
                <text:p>527499</text:p>
              </table:table-cell>
              <table:table-cell office:value-type="float" office:value="564331">
                <text:p>564331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279000">
                <text:p>279000</text:p>
              </table:table-cell>
              <table:table-cell office:value-type="float" office:value="583950">
                <text:p>583950</text:p>
              </table:table-cell>
              <table:table-cell office:value-type="float" office:value="562039">
                <text:p>562039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283472">
                <text:p>283472</text:p>
              </table:table-cell>
              <table:table-cell office:value-type="float" office:value="582151">
                <text:p>582151</text:p>
              </table:table-cell>
              <table:table-cell office:value-type="float" office:value="564308">
                <text:p>564308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488435">
                <text:p>488435</text:p>
              </table:table-cell>
              <table:table-cell office:value-type="float" office:value="573933">
                <text:p>573933</text:p>
              </table:table-cell>
              <table:table-cell office:value-type="float" office:value="583890">
                <text:p>583890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307200">
                <text:p>307200</text:p>
              </table:table-cell>
              <table:table-cell office:value-type="float" office:value="694285">
                <text:p>694285</text:p>
              </table:table-cell>
              <table:table-cell office:value-type="float" office:value="618106">
                <text:p>618106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315008">
                <text:p>315008</text:p>
              </table:table-cell>
              <table:table-cell office:value-type="float" office:value="619235">
                <text:p>619235</text:p>
              </table:table-cell>
              <table:table-cell office:value-type="float" office:value="624523">
                <text:p>624523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315780">
                <text:p>315780</text:p>
              </table:table-cell>
              <table:table-cell office:value-type="float" office:value="624016">
                <text:p>624016</text:p>
              </table:table-cell>
              <table:table-cell office:value-type="float" office:value="799069">
                <text:p>799069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331793">
                <text:p>331793</text:p>
              </table:table-cell>
              <table:table-cell office:value-type="float" office:value="648930">
                <text:p>648930</text:p>
              </table:table-cell>
              <table:table-cell office:value-type="float" office:value="741332">
                <text:p>741332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336394">
                <text:p>336394</text:p>
              </table:table-cell>
              <table:table-cell office:value-type="float" office:value="667925">
                <text:p>667925</text:p>
              </table:table-cell>
              <table:table-cell office:value-type="float" office:value="681251">
                <text:p>681251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338094">
                <text:p>338094</text:p>
              </table:table-cell>
              <table:table-cell office:value-type="float" office:value="670652">
                <text:p>670652</text:p>
              </table:table-cell>
              <table:table-cell office:value-type="float" office:value="707003">
                <text:p>707003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351120">
                <text:p>351120</text:p>
              </table:table-cell>
              <table:table-cell office:value-type="float" office:value="702979">
                <text:p>702979</text:p>
              </table:table-cell>
              <table:table-cell office:value-type="float" office:value="767672">
                <text:p>767672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358742">
                <text:p>358742</text:p>
              </table:table-cell>
              <table:table-cell office:value-type="float" office:value="707406">
                <text:p>707406</text:p>
              </table:table-cell>
              <table:table-cell office:value-type="float" office:value="808400">
                <text:p>808400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360634">
                <text:p>360634</text:p>
              </table:table-cell>
              <table:table-cell office:value-type="float" office:value="726206">
                <text:p>726206</text:p>
              </table:table-cell>
              <table:table-cell office:value-type="float" office:value="751232">
                <text:p>751232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570105">
                <text:p>570105</text:p>
              </table:table-cell>
              <table:table-cell office:value-type="float" office:value="756696">
                <text:p>756696</text:p>
              </table:table-cell>
              <table:table-cell office:value-type="float" office:value="793951">
                <text:p>793951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440095">
                <text:p>440095</text:p>
              </table:table-cell>
              <table:table-cell office:value-type="float" office:value="764418">
                <text:p>764418</text:p>
              </table:table-cell>
              <table:table-cell office:value-type="float" office:value="821236">
                <text:p>821236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453818">
                <text:p>453818</text:p>
              </table:table-cell>
              <table:table-cell office:value-type="float" office:value="785325">
                <text:p>785325</text:p>
              </table:table-cell>
              <table:table-cell office:value-type="float" office:value="782730">
                <text:p>782730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392862">
                <text:p>392862</text:p>
              </table:table-cell>
              <table:table-cell office:value-type="float" office:value="837292">
                <text:p>837292</text:p>
              </table:table-cell>
              <table:table-cell office:value-type="float" office:value="816615">
                <text:p>816615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403572">
                <text:p>403572</text:p>
              </table:table-cell>
              <table:table-cell office:value-type="float" office:value="815049">
                <text:p>815049</text:p>
              </table:table-cell>
              <table:table-cell office:value-type="float" office:value="841087">
                <text:p>841087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411389">
                <text:p>411389</text:p>
              </table:table-cell>
              <table:table-cell office:value-type="float" office:value="870138">
                <text:p>870138</text:p>
              </table:table-cell>
              <table:table-cell office:value-type="float" office:value="834435">
                <text:p>834435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412928">
                <text:p>412928</text:p>
              </table:table-cell>
              <table:table-cell office:value-type="float" office:value="956798">
                <text:p>956798</text:p>
              </table:table-cell>
              <table:table-cell office:value-type="float" office:value="847834">
                <text:p>847834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419324">
                <text:p>419324</text:p>
              </table:table-cell>
              <table:table-cell office:value-type="float" office:value="946096">
                <text:p>946096</text:p>
              </table:table-cell>
              <table:table-cell office:value-type="float" office:value="895765">
                <text:p>895765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430044">
                <text:p>430044</text:p>
              </table:table-cell>
              <table:table-cell office:value-type="float" office:value="909030">
                <text:p>909030</text:p>
              </table:table-cell>
              <table:table-cell office:value-type="float" office:value="883682">
                <text:p>883682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439404">
                <text:p>439404</text:p>
              </table:table-cell>
              <table:table-cell office:value-type="float" office:value="928467">
                <text:p>928467</text:p>
              </table:table-cell>
              <table:table-cell office:value-type="float" office:value="925647">
                <text:p>925647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445691">
                <text:p>445691</text:p>
              </table:table-cell>
              <table:table-cell office:value-type="float" office:value="979059">
                <text:p>979059</text:p>
              </table:table-cell>
              <table:table-cell office:value-type="float" office:value="995224">
                <text:p>995224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453684">
                <text:p>453684</text:p>
              </table:table-cell>
              <table:table-cell office:value-type="float" office:value="978324">
                <text:p>978324</text:p>
              </table:table-cell>
              <table:table-cell office:value-type="float" office:value="967442">
                <text:p>967442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463533">
                <text:p>463533</text:p>
              </table:table-cell>
              <table:table-cell office:value-type="float" office:value="979172">
                <text:p>979172</text:p>
              </table:table-cell>
              <table:table-cell office:value-type="float" office:value="980336">
                <text:p>980336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470914">
                <text:p>470914</text:p>
              </table:table-cell>
              <table:table-cell office:value-type="float" office:value="1025033">
                <text:p>1025033</text:p>
              </table:table-cell>
              <table:table-cell office:value-type="float" office:value="1006304">
                <text:p>1006304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501444">
                <text:p>501444</text:p>
              </table:table-cell>
              <table:table-cell office:value-type="float" office:value="1012259">
                <text:p>1012259</text:p>
              </table:table-cell>
              <table:table-cell office:value-type="float" office:value="1037235">
                <text:p>1037235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486650">
                <text:p>486650</text:p>
              </table:table-cell>
              <table:table-cell office:value-type="float" office:value="1242457">
                <text:p>1242457</text:p>
              </table:table-cell>
              <table:table-cell office:value-type="float" office:value="1302164">
                <text:p>1302164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491737">
                <text:p>491737</text:p>
              </table:table-cell>
              <table:table-cell office:value-type="float" office:value="1041343">
                <text:p>1041343</text:p>
              </table:table-cell>
              <table:table-cell office:value-type="float" office:value="1046178">
                <text:p>1046178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498926">
                <text:p>498926</text:p>
              </table:table-cell>
              <table:table-cell office:value-type="float" office:value="1068554">
                <text:p>1068554</text:p>
              </table:table-cell>
              <table:table-cell office:value-type="float" office:value="1103378">
                <text:p>1103378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506860">
                <text:p>506860</text:p>
              </table:table-cell>
              <table:table-cell office:value-type="float" office:value="1081038">
                <text:p>1081038</text:p>
              </table:table-cell>
              <table:table-cell office:value-type="float" office:value="1085409">
                <text:p>1085409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512336">
                <text:p>512336</text:p>
              </table:table-cell>
              <table:table-cell office:value-type="float" office:value="1098907">
                <text:p>1098907</text:p>
              </table:table-cell>
              <table:table-cell office:value-type="float" office:value="1115409">
                <text:p>1115409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520777">
                <text:p>520777</text:p>
              </table:table-cell>
              <table:table-cell office:value-type="float" office:value="1132026">
                <text:p>1132026</text:p>
              </table:table-cell>
              <table:table-cell office:value-type="float" office:value="1126470">
                <text:p>1126470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526351">
                <text:p>526351</text:p>
              </table:table-cell>
              <table:table-cell office:value-type="float" office:value="1161118">
                <text:p>1161118</text:p>
              </table:table-cell>
              <table:table-cell office:value-type="float" office:value="1157313">
                <text:p>1157313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731390">
                <text:p>731390</text:p>
              </table:table-cell>
              <table:table-cell office:value-type="float" office:value="1170117">
                <text:p>1170117</text:p>
              </table:table-cell>
              <table:table-cell office:value-type="float" office:value="1178390">
                <text:p>1178390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541994">
                <text:p>541994</text:p>
              </table:table-cell>
              <table:table-cell office:value-type="float" office:value="1191347">
                <text:p>1191347</text:p>
              </table:table-cell>
              <table:table-cell office:value-type="float" office:value="1214498">
                <text:p>1214498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551038">
                <text:p>551038</text:p>
              </table:table-cell>
              <table:table-cell office:value-type="float" office:value="1208731">
                <text:p>1208731</text:p>
              </table:table-cell>
              <table:table-cell office:value-type="float" office:value="1216569">
                <text:p>1216569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555908">
                <text:p>555908</text:p>
              </table:table-cell>
              <table:table-cell office:value-type="float" office:value="1225978">
                <text:p>1225978</text:p>
              </table:table-cell>
              <table:table-cell office:value-type="float" office:value="1244439">
                <text:p>1244439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565842">
                <text:p>565842</text:p>
              </table:table-cell>
              <table:table-cell office:value-type="float" office:value="1232345">
                <text:p>1232345</text:p>
              </table:table-cell>
              <table:table-cell office:value-type="float" office:value="1286889">
                <text:p>1286889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573496">
                <text:p>573496</text:p>
              </table:table-cell>
              <table:table-cell office:value-type="float" office:value="1274581">
                <text:p>1274581</text:p>
              </table:table-cell>
              <table:table-cell office:value-type="float" office:value="1285811">
                <text:p>1285811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616931">
                <text:p>616931</text:p>
              </table:table-cell>
              <table:table-cell office:value-type="float" office:value="1297500">
                <text:p>1297500</text:p>
              </table:table-cell>
              <table:table-cell office:value-type="float" office:value="1312266">
                <text:p>1312266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622356">
                <text:p>622356</text:p>
              </table:table-cell>
              <table:table-cell office:value-type="float" office:value="1294495">
                <text:p>1294495</text:p>
              </table:table-cell>
              <table:table-cell office:value-type="float" office:value="1330869">
                <text:p>1330869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595078">
                <text:p>595078</text:p>
              </table:table-cell>
              <table:table-cell office:value-type="float" office:value="1333217">
                <text:p>1333217</text:p>
              </table:table-cell>
              <table:table-cell office:value-type="float" office:value="1339214">
                <text:p>1339214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597379">
                <text:p>597379</text:p>
              </table:table-cell>
              <table:table-cell office:value-type="float" office:value="1349507">
                <text:p>1349507</text:p>
              </table:table-cell>
              <table:table-cell office:value-type="float" office:value="1406081">
                <text:p>1406081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626632">
                <text:p>626632</text:p>
              </table:table-cell>
              <table:table-cell office:value-type="float" office:value="1403178">
                <text:p>1403178</text:p>
              </table:table-cell>
              <table:table-cell office:value-type="float" office:value="1403639">
                <text:p>1403639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631467">
                <text:p>631467</text:p>
              </table:table-cell>
              <table:table-cell office:value-type="float" office:value="1429265">
                <text:p>1429265</text:p>
              </table:table-cell>
              <table:table-cell office:value-type="float" office:value="1447671">
                <text:p>1447671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639363">
                <text:p>639363</text:p>
              </table:table-cell>
              <table:table-cell office:value-type="float" office:value="1459647">
                <text:p>1459647</text:p>
              </table:table-cell>
              <table:table-cell office:value-type="float" office:value="1475072">
                <text:p>1475072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783192">
                <text:p>783192</text:p>
              </table:table-cell>
              <table:table-cell office:value-type="float" office:value="1471098">
                <text:p>1471098</text:p>
              </table:table-cell>
              <table:table-cell office:value-type="float" office:value="1500354">
                <text:p>1500354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652754">
                <text:p>652754</text:p>
              </table:table-cell>
              <table:table-cell office:value-type="float" office:value="1488989">
                <text:p>1488989</text:p>
              </table:table-cell>
              <table:table-cell office:value-type="float" office:value="1506529">
                <text:p>1506529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656003">
                <text:p>656003</text:p>
              </table:table-cell>
              <table:table-cell office:value-type="float" office:value="1492980">
                <text:p>1492980</text:p>
              </table:table-cell>
              <table:table-cell office:value-type="float" office:value="1533370">
                <text:p>1533370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671882">
                <text:p>671882</text:p>
              </table:table-cell>
              <table:table-cell office:value-type="float" office:value="1495875">
                <text:p>1495875</text:p>
              </table:table-cell>
              <table:table-cell office:value-type="float" office:value="1549047">
                <text:p>1549047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668623">
                <text:p>668623</text:p>
              </table:table-cell>
              <table:table-cell office:value-type="float" office:value="1563352">
                <text:p>1563352</text:p>
              </table:table-cell>
              <table:table-cell office:value-type="float" office:value="1586669">
                <text:p>1586669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681861">
                <text:p>681861</text:p>
              </table:table-cell>
              <table:table-cell office:value-type="float" office:value="1568214">
                <text:p>1568214</text:p>
              </table:table-cell>
              <table:table-cell office:value-type="float" office:value="1569274">
                <text:p>1569274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873157">
                <text:p>873157</text:p>
              </table:table-cell>
              <table:table-cell office:value-type="float" office:value="1561117">
                <text:p>1561117</text:p>
              </table:table-cell>
              <table:table-cell office:value-type="float" office:value="1602597">
                <text:p>1602597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699218">
                <text:p>699218</text:p>
              </table:table-cell>
              <table:table-cell office:value-type="float" office:value="1580565">
                <text:p>1580565</text:p>
              </table:table-cell>
              <table:table-cell office:value-type="float" office:value="1630479">
                <text:p>1630479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729677">
                <text:p>729677</text:p>
              </table:table-cell>
              <table:table-cell office:value-type="float" office:value="1614629">
                <text:p>1614629</text:p>
              </table:table-cell>
              <table:table-cell office:value-type="float" office:value="1677747">
                <text:p>1677747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712066">
                <text:p>712066</text:p>
              </table:table-cell>
              <table:table-cell office:value-type="float" office:value="1624306">
                <text:p>1624306</text:p>
              </table:table-cell>
              <table:table-cell office:value-type="float" office:value="1690006">
                <text:p>1690006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715010">
                <text:p>715010</text:p>
              </table:table-cell>
              <table:table-cell office:value-type="float" office:value="1656299">
                <text:p>1656299</text:p>
              </table:table-cell>
              <table:table-cell office:value-type="float" office:value="1721222">
                <text:p>1721222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727552">
                <text:p>727552</text:p>
              </table:table-cell>
              <table:table-cell office:value-type="float" office:value="1689410">
                <text:p>1689410</text:p>
              </table:table-cell>
              <table:table-cell office:value-type="float" office:value="1704573">
                <text:p>1704573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724383">
                <text:p>724383</text:p>
              </table:table-cell>
              <table:table-cell office:value-type="float" office:value="1715424">
                <text:p>1715424</text:p>
              </table:table-cell>
              <table:table-cell office:value-type="float" office:value="1745623">
                <text:p>1745623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742531">
                <text:p>742531</text:p>
              </table:table-cell>
              <table:table-cell office:value-type="float" office:value="1806082">
                <text:p>1806082</text:p>
              </table:table-cell>
              <table:table-cell office:value-type="float" office:value="1749903">
                <text:p>1749903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737380">
                <text:p>737380</text:p>
              </table:table-cell>
              <table:table-cell office:value-type="float" office:value="1777690">
                <text:p>1777690</text:p>
              </table:table-cell>
              <table:table-cell office:value-type="float" office:value="1798069">
                <text:p>1798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88cm" svg:height="8.991cm" xlink:href=".." xlink:type="simple" chart:class="chart:line" chart:style-name="ch1">
        <chart:title svg:x="0.248cm" svg:y="0.315cm" chart:style-name="ch2">
          <text:p>Grafico de mediciones de entradas de tamaño n divididas por nlog(n)</text:p>
        </chart:title>
        <chart:subtitle svg:x="6.28cm" svg:y="1.273cm" chart:style-name="ch3">
          <text:p>Grafico 2</text:p>
        </chart:subtitle>
        <chart:legend svg:x="9.061cm" svg:y="8cm" style:legend-expansion="custom" chartooo:width="3.753cm" chartooo:height="0.598cm" style:legend-expansion-aspect-ratio="6.27591973244147" chart:style-name="ch4"/>
        <chart:plot-area chart:style-name="ch5" table:cell-range-address="Hoja1.A2:Hoja1.A101 Hoja1.H1:Hoja1.H101" chart:data-source-has-labels="both" svg:x="1.701cm" svg:y="1.625cm" svg:width="11.128cm" svg:height="6.08cm">
          <chartooo:coordinate-region svg:x="2.322cm" svg:y="1.824cm" svg:width="10.452cm" svg:height="5.234cm"/>
          <chart:axis chart:dimension="x" chart:name="primary-x" chart:style-name="ch6" chartooo:axis-type="auto">
            <chartooo:date-scale/>
            <chart:title svg:x="5.581cm" svg:y="7.884cm" chart:style-name="ch7">
              <text:p>Cantidad de camiones</text:p>
            </chart:title>
            <chart:categories table:cell-range-address="Hoja1.A2:Hoja1.A101"/>
          </chart:axis>
          <chart:axis chart:dimension="y" chart:name="primary-y" chart:style-name="ch8">
            <chart:title svg:x="0.856cm" svg:y="6.998cm" chart:style-name="ch9">
              <text:p>tiempona (nosegundos/nlog(n))</text:p>
            </chart:title>
            <chart:grid chart:style-name="ch10" chart:class="major"/>
          </chart:axis>
          <chart:series chart:style-name="ch11" chart:values-cell-range-address="Hoja1.H2:Hoja1.H101" chart:label-cell-address="Hoja1.H1:Hoja1.H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 millón de día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101</svg:desc>
                </draw:g>
              </table:table-cell>
              <table:table-cell office:value-type="float" office:value="NaN">
                <text:p>NaN</text:p>
                <draw:g>
                  <svg:desc>Hoja1.H2:Hoja1.H101</svg:desc>
                </draw:g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0.3700122629374">
                <text:p>40.370012262937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7.6672438617833">
                <text:p>37.667243861783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.3520352169093">
                <text:p>33.352035216909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1.3277293220581">
                <text:p>31.327729322058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4.2794670438348">
                <text:p>34.279467043834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3.4279390336849">
                <text:p>33.427939033684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4.3324027812624">
                <text:p>34.3324027812624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2.8918365653622">
                <text:p>32.891836565362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3.2075168417876">
                <text:p>33.207516841787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25.2564010486968">
                <text:p>25.2564010486968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13.2128398470903">
                <text:p>13.2128398470903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14.3450552305514">
                <text:p>14.3450552305514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7.5867043444344">
                <text:p>17.5867043444344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6.9037784023267">
                <text:p>16.9037784023267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11.8815913816261">
                <text:p>11.8815913816261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12.2574140946749">
                <text:p>12.2574140946749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14.6107866532369">
                <text:p>14.6107866532369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12.0164934387944">
                <text:p>12.0164934387944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2.2182051245598">
                <text:p>12.218205124559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7.9049127089486">
                <text:p>17.9049127089486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15.5472701460001">
                <text:p>15.5472701460001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13.404908180325">
                <text:p>13.404908180325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17.3909526582592">
                <text:p>17.3909526582592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13.784372501361">
                <text:p>13.784372501361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12.4979050178685">
                <text:p>12.4979050178685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17.1035563846904">
                <text:p>17.1035563846904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14.2300042591724">
                <text:p>14.2300042591724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21.0101012066326">
                <text:p>21.0101012066326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15.3733459890363">
                <text:p>15.3733459890363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1.9215118969695">
                <text:p>11.9215118969695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12.9958837689029">
                <text:p>12.9958837689029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12.1028851207033">
                <text:p>12.1028851207033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11.9974786100951">
                <text:p>11.9974786100951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11.7817047209532">
                <text:p>11.7817047209532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15.9152760862653">
                <text:p>15.9152760862653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13.4654999518652">
                <text:p>13.4654999518652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12.8635521697068">
                <text:p>12.8635521697068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12.4339099639668">
                <text:p>12.4339099639668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12.1258822098576">
                <text:p>12.1258822098576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12.1957419914948">
                <text:p>12.1957419914948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12.5582247478025">
                <text:p>12.5582247478025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12.3507951793423">
                <text:p>12.3507951793423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15.3918615308923">
                <text:p>15.3918615308923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13.9170200868152">
                <text:p>13.9170200868152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12.4715807755225">
                <text:p>12.4715807755225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12.6287218225416">
                <text:p>12.6287218225416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13.3865926554643">
                <text:p>13.3865926554643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13.7689055222304">
                <text:p>13.7689055222304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12.5037210437608">
                <text:p>12.5037210437608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12.9197946627196">
                <text:p>12.9197946627196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13.0714291715211">
                <text:p>13.0714291715211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12.1912725954506">
                <text:p>12.1912725954506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12.4513925032795">
                <text:p>12.4513925032795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12.5597126600613">
                <text:p>12.5597126600613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12.2078098437012">
                <text:p>12.2078098437012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12.1569512292135">
                <text:p>12.1569512292135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12.5931071354188">
                <text:p>12.5931071354188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12.1845828310808">
                <text:p>12.1845828310808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12.5222275116228">
                <text:p>12.5222275116228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13.2135443473662">
                <text:p>13.2135443473662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12.6101946294443">
                <text:p>12.6101946294443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12.5487880760855">
                <text:p>12.5487880760855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12.6535792592135">
                <text:p>12.6535792592135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12.8156915463364">
                <text:p>12.8156915463364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15.8135998318435">
                <text:p>15.8135998318435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12.490695791809">
                <text:p>12.490695791809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12.9548879552739">
                <text:p>12.9548879552739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12.5354522130635">
                <text:p>12.5354522130635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12.6742926099027">
                <text:p>12.6742926099027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12.5966452910353">
                <text:p>12.5966452910353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12.73888864299">
                <text:p>12.73888864299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12.7706247263375">
                <text:p>12.7706247263375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12.9615379764782">
                <text:p>12.9615379764782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12.7886525285298">
                <text:p>12.7886525285298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12.8878109799942">
                <text:p>12.8878109799942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13.1326071021724">
                <text:p>13.1326071021724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12.9323023006732">
                <text:p>12.9323023006732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13.0104336086538">
                <text:p>13.0104336086538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13.0093802951602">
                <text:p>13.0093802951602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12.9092460474534">
                <text:p>12.9092460474534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13.3680195200989">
                <text:p>13.3680195200989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13.1641355148473">
                <text:p>13.1641355148473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13.3955181673444">
                <text:p>13.3955181673444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13.4687216439356">
                <text:p>13.4687216439356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13.5207106070821">
                <text:p>13.5207106070821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13.4011901121913">
                <text:p>13.4011901121913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13.4660069990363">
                <text:p>13.4660069990363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13.4321910542659">
                <text:p>13.4321910542659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13.5869481923725">
                <text:p>13.5869481923725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13.2723916874922">
                <text:p>13.2723916874922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13.3890482334386">
                <text:p>13.3890482334386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13.4578096048336">
                <text:p>13.4578096048336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13.6828627328303">
                <text:p>13.6828627328303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13.6202906580651">
                <text:p>13.6202906580651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13.7100092913118">
                <text:p>13.7100092913118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13.4206372482106">
                <text:p>13.4206372482106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13.586809172143">
                <text:p>13.586809172143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13.4661115805838">
                <text:p>13.4661115805838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13.6819017579303">
                <text:p>13.6819017579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